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_correlation_cov" table:style-name="ta1">
        <table:shapes>
          <draw:frame draw:z-index="0" draw:style-name="gr1" draw:text-style-name="P1" svg:width="8.372in" svg:height="4.7091in" svg:x="5.652in" svg:y="1.5559in">
            <draw:object draw:notify-on-update-of-ranges="freq_correlation_cov.H2:freq_correlation_cov.H2 freq_correlation_cov.H3:freq_correlation_cov.H6 freq_correlation_cov.I2:freq_correlation_cov.I2 freq_correlation_cov.I3:freq_correlation_cov.I6 freq_correlation_cov.J2:freq_correlation_cov.J2 freq_correlation_cov.J3:freq_correlation_cov.J6 freq_correlation_cov.K2:freq_correlation_cov.K2 freq_correlation_cov.K3:freq_correlation_cov.K6 freq_correlation_cov.L2:freq_correlation_cov.L2 freq_correlation_cov.L3:freq_correlation_cov.L6 freq_correlation_cov.M2:freq_correlation_cov.M2 freq_correlation_cov.M3:freq_correlation_cov.M6 freq_correlation_cov.N2:freq_correlation_cov.N2 freq_correlation_cov.N3:freq_correlation_cov.N6 freq_correlation_cov.O2:freq_correlation_cov.O2 freq_correlation_cov.O3:freq_correlation_cov.O6 freq_correlation_cov.P2:freq_correlation_cov.P2 freq_correlation_cov.P3:freq_correlation_cov.P6 freq_correlation_cov.Q2:freq_correlation_cov.Q2 freq_correlation_cov.Q3:freq_correlation_cov.Q6 freq_correlation_cov.R2:freq_correlation_cov.R2 freq_correlation_cov.R3:freq_correlation_cov.R6 freq_correlation_cov.S2:freq_correlation_cov.S2 freq_correlation_cov.S3:freq_correlation_cov.S6 freq_correlation_cov.T2:freq_correlation_cov.T2 freq_correlation_cov.T3:freq_correlation_cov.T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LHS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PCC_25</text:p>
          </table:table-cell>
          <table:table-cell office:value-type="string" calcext:value-type="string">
            <text:p>PCC_50</text:p>
          </table:table-cell>
          <table:table-cell office:value-type="string" calcext:value-type="string">
            <text:p>PCC_75</text:p>
          </table:table-cell>
          <table:table-cell office:value-type="string" calcext:value-type="string">
            <text:p>PCC_100</text:p>
          </table:table-cell>
          <table:table-cell table:number-columns-repeated="2"/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lowerpool1001und2</text:p>
          </table:table-cell>
          <table:table-cell office:value-type="float" office:value="0.909472" calcext:value-type="float">
            <text:p>0.909472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951179" calcext:value-type="float">
            <text:p>0.951179</text:p>
          </table:table-cell>
          <table:table-cell office:value-type="float" office:value="0.955795" calcext:value-type="float">
            <text:p>0.955795</text:p>
          </table:table-cell>
          <table:table-cell/>
          <table:table-cell office:value-type="string" calcext:value-type="string">
            <text:p>Coverage</text:p>
          </table:table-cell>
          <table:table-cell office:value-type="string" calcext:value-type="string">
            <text:p>Flowers vs Seeds</text:p>
          </table:table-cell>
          <table:table-cell office:value-type="string" calcext:value-type="string">
            <text:p>Leaves vs Seeds</text:p>
          </table:table-cell>
          <table:table-cell office:value-type="string" calcext:value-type="string">
            <text:p>Flowers vs Leaves</text:p>
          </table:table-cell>
          <table:table-cell office:value-type="string" calcext:value-type="string">
            <text:p>Flowers vs Seeds</text:p>
          </table:table-cell>
          <table:table-cell office:value-type="string" calcext:value-type="string">
            <text:p>Leaves vs Seeds</text:p>
          </table:table-cell>
          <table:table-cell office:value-type="string" calcext:value-type="string">
            <text:p>Flowers vs Leaves</text:p>
          </table:table-cell>
          <table:table-cell office:value-type="string" calcext:value-type="string">
            <text:p>Flowers vs Seeds</text:p>
          </table:table-cell>
          <table:table-cell office:value-type="string" calcext:value-type="string">
            <text:p>Leaves vs Seeds</text:p>
          </table:table-cell>
          <table:table-cell office:value-type="string" calcext:value-type="string">
            <text:p>Flowers vs Leaves</text:p>
          </table:table-cell>
          <table:table-cell office:value-type="string" calcext:value-type="string">
            <text:p>Flowers vs Seeds</text:p>
          </table:table-cell>
          <table:table-cell office:value-type="string" calcext:value-type="string">
            <text:p>Leaves vs Seeds</text:p>
          </table:table-cell>
          <table:table-cell office:value-type="string" calcext:value-type="string">
            <text:p>Flowers vs Leaves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Plantpool50b</text:p>
          </table:table-cell>
          <table:table-cell office:value-type="float" office:value="0.906196" calcext:value-type="float">
            <text:p>0.906196</text:p>
          </table:table-cell>
          <table:table-cell office:value-type="float" office:value="0.924102" calcext:value-type="float">
            <text:p>0.924102</text:p>
          </table:table-cell>
          <table:table-cell office:value-type="float" office:value="0.925074" calcext:value-type="float">
            <text:p>0.925074</text:p>
          </table:table-cell>
          <table:table-cell office:value-type="float" office:value="0.896179" calcext:value-type="float">
            <text:p>0.89617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669609" calcext:value-type="float">
            <text:p>0.669609</text:p>
          </table:table-cell>
          <table:table-cell office:value-type="float" office:value="0.683822" calcext:value-type="float">
            <text:p>0.683822</text:p>
          </table:table-cell>
          <table:table-cell office:value-type="float" office:value="0.825516" calcext:value-type="float">
            <text:p>0.825516</text:p>
          </table:table-cell>
          <table:table-cell office:value-type="float" office:value="0.785351" calcext:value-type="float">
            <text:p>0.785351</text:p>
          </table:table-cell>
          <table:table-cell office:value-type="float" office:value="0.807043" calcext:value-type="float">
            <text:p>0.807043</text:p>
          </table:table-cell>
          <table:table-cell office:value-type="float" office:value="0.817903" calcext:value-type="float">
            <text:p>0.817903</text:p>
          </table:table-cell>
          <table:table-cell office:value-type="float" office:value="0.883261" calcext:value-type="float">
            <text:p>0.883261</text:p>
          </table:table-cell>
          <table:table-cell office:value-type="float" office:value="0.881249" calcext:value-type="float">
            <text:p>0.881249</text:p>
          </table:table-cell>
          <table:table-cell office:value-type="float" office:value="0.84452" calcext:value-type="float">
            <text:p>0.84452</text:p>
          </table:table-cell>
          <table:table-cell office:value-type="float" office:value="0.902106" calcext:value-type="float">
            <text:p>0.902106</text:p>
          </table:table-cell>
          <table:table-cell office:value-type="float" office:value="0.905467" calcext:value-type="float">
            <text:p>0.905467</text:p>
          </table:table-cell>
          <table:table-cell office:value-type="float" office:value="0.864169" calcext:value-type="float">
            <text:p>0.864169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Plantpool25a</text:p>
          </table:table-cell>
          <table:table-cell office:value-type="float" office:value="0.881718" calcext:value-type="float">
            <text:p>0.881718</text:p>
          </table:table-cell>
          <table:table-cell office:value-type="float" office:value="0.935125" calcext:value-type="float">
            <text:p>0.935125</text:p>
          </table:table-cell>
          <table:table-cell office:value-type="float" office:value="0.92041" calcext:value-type="float">
            <text:p>0.92041</text:p>
          </table:table-cell>
          <table:table-cell office:value-type="float" office:value="0.880618" calcext:value-type="float">
            <text:p>0.8806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751378" calcext:value-type="float">
            <text:p>0.751378</text:p>
          </table:table-cell>
          <table:table-cell office:value-type="float" office:value="0.783985" calcext:value-type="float">
            <text:p>0.783985</text:p>
          </table:table-cell>
          <table:table-cell office:value-type="float" office:value="0.91264" calcext:value-type="float">
            <text:p>0.91264</text:p>
          </table:table-cell>
          <table:table-cell office:value-type="float" office:value="0.829051" calcext:value-type="float">
            <text:p>0.829051</text:p>
          </table:table-cell>
          <table:table-cell office:value-type="float" office:value="0.859392" calcext:value-type="float">
            <text:p>0.859392</text:p>
          </table:table-cell>
          <table:table-cell office:value-type="float" office:value="0.935798" calcext:value-type="float">
            <text:p>0.935798</text:p>
          </table:table-cell>
          <table:table-cell office:value-type="float" office:value="0.93772" calcext:value-type="float">
            <text:p>0.93772</text:p>
          </table:table-cell>
          <table:table-cell office:value-type="float" office:value="0.912493" calcext:value-type="float">
            <text:p>0.912493</text:p>
          </table:table-cell>
          <table:table-cell office:value-type="float" office:value="0.954184" calcext:value-type="float">
            <text:p>0.954184</text:p>
          </table:table-cell>
          <table:table-cell office:value-type="float" office:value="0.925879" calcext:value-type="float">
            <text:p>0.925879</text:p>
          </table:table-cell>
          <table:table-cell office:value-type="float" office:value="0.934362" calcext:value-type="float">
            <text:p>0.934362</text:p>
          </table:table-cell>
          <table:table-cell office:value-type="float" office:value="0.95013" calcext:value-type="float">
            <text:p>0.95013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Plantpool25b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0.814311" calcext:value-type="float">
            <text:p>0.814311</text:p>
          </table:table-cell>
          <table:table-cell office:value-type="float" office:value="0.88909" calcext:value-type="float">
            <text:p>0.88909</text:p>
          </table:table-cell>
          <table:table-cell office:value-type="float" office:value="0.960298" calcext:value-type="float">
            <text:p>0.960298</text:p>
          </table:table-cell>
          <table:table-cell office:value-type="float" office:value="0.892947" calcext:value-type="float">
            <text:p>0.892947</text:p>
          </table:table-cell>
          <table:table-cell office:value-type="float" office:value="0.883239" calcext:value-type="float">
            <text:p>0.883239</text:p>
          </table:table-cell>
          <table:table-cell office:value-type="float" office:value="0.972825" calcext:value-type="float">
            <text:p>0.972825</text:p>
          </table:table-cell>
          <table:table-cell office:value-type="float" office:value="0.950559" calcext:value-type="float">
            <text:p>0.950559</text:p>
          </table:table-cell>
          <table:table-cell office:value-type="float" office:value="0.942631" calcext:value-type="float">
            <text:p>0.942631</text:p>
          </table:table-cell>
          <table:table-cell office:value-type="float" office:value="0.966876" calcext:value-type="float">
            <text:p>0.966876</text:p>
          </table:table-cell>
          <table:table-cell office:value-type="float" office:value="0.955668" calcext:value-type="float">
            <text:p>0.955668</text:p>
          </table:table-cell>
          <table:table-cell office:value-type="float" office:value="0.947215" calcext:value-type="float">
            <text:p>0.947215</text:p>
          </table:table-cell>
          <table:table-cell office:value-type="float" office:value="0.97416" calcext:value-type="float">
            <text:p>0.97416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Plantpool10b1</text:p>
          </table:table-cell>
          <table:table-cell office:value-type="float" office:value="0.807221" calcext:value-type="float">
            <text:p>0.807221</text:p>
          </table:table-cell>
          <table:table-cell office:value-type="float" office:value="0.892643" calcext:value-type="float">
            <text:p>0.892643</text:p>
          </table:table-cell>
          <table:table-cell office:value-type="float" office:value="0.90939" calcext:value-type="float">
            <text:p>0.90939</text:p>
          </table:table-cell>
          <table:table-cell office:value-type="float" office:value="0.894578" calcext:value-type="float">
            <text:p>0.89457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860484" calcext:value-type="float">
            <text:p>0.860484</text:p>
          </table:table-cell>
          <table:table-cell office:value-type="float" office:value="0.903939" calcext:value-type="float">
            <text:p>0.903939</text:p>
          </table:table-cell>
          <table:table-cell office:value-type="float" office:value="0.967114" calcext:value-type="float">
            <text:p>0.967114</text:p>
          </table:table-cell>
          <table:table-cell office:value-type="float" office:value="0.930948" calcext:value-type="float">
            <text:p>0.930948</text:p>
          </table:table-cell>
          <table:table-cell office:value-type="float" office:value="0.892679" calcext:value-type="float">
            <text:p>0.892679</text:p>
          </table:table-cell>
          <table:table-cell office:value-type="float" office:value="0.976535" calcext:value-type="float">
            <text:p>0.976535</text:p>
          </table:table-cell>
          <table:table-cell office:value-type="float" office:value="0.948282" calcext:value-type="float">
            <text:p>0.948282</text:p>
          </table:table-cell>
          <table:table-cell office:value-type="float" office:value="0.935634" calcext:value-type="float">
            <text:p>0.935634</text:p>
          </table:table-cell>
          <table:table-cell office:value-type="float" office:value="0.973482" calcext:value-type="float">
            <text:p>0.973482</text:p>
          </table:table-cell>
          <table:table-cell office:value-type="float" office:value="0.962397" calcext:value-type="float">
            <text:p>0.962397</text:p>
          </table:table-cell>
          <table:table-cell office:value-type="float" office:value="0.941841" calcext:value-type="float">
            <text:p>0.941841</text:p>
          </table:table-cell>
          <table:table-cell office:value-type="float" office:value="0.983856" calcext:value-type="float">
            <text:p>0.983856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Plantpool10b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Plantpool5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PlantpoolB12345</text:p>
          </table:table-cell>
          <table:table-cell office:value-type="float" office:value="0.951719" calcext:value-type="float">
            <text:p>0.951719</text:p>
          </table:table-cell>
          <table:table-cell office:value-type="float" office:value="0.95661" calcext:value-type="float">
            <text:p>0.95661</text:p>
          </table:table-cell>
          <table:table-cell office:value-type="float" office:value="0.960427" calcext:value-type="float">
            <text:p>0.960427</text:p>
          </table:table-cell>
          <table:table-cell office:value-type="float" office:value="0.963456" calcext:value-type="float">
            <text:p>0.9634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lowerpool50A</text:p>
          </table:table-cell>
          <table:table-cell office:value-type="float" office:value="0.90646" calcext:value-type="float">
            <text:p>0.90646</text:p>
          </table:table-cell>
          <table:table-cell office:value-type="float" office:value="0.932561" calcext:value-type="float">
            <text:p>0.932561</text:p>
          </table:table-cell>
          <table:table-cell office:value-type="float" office:value="0.949668" calcext:value-type="float">
            <text:p>0.949668</text:p>
          </table:table-cell>
          <table:table-cell office:value-type="float" office:value="0.954717" calcext:value-type="float">
            <text:p>0.9547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lowerpool50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lowerpool25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lowerpool25B</text:p>
          </table:table-cell>
          <table:table-cell office:value-type="float" office:value="0.877669" calcext:value-type="float">
            <text:p>0.877669</text:p>
          </table:table-cell>
          <table:table-cell office:value-type="float" office:value="0.90577" calcext:value-type="float">
            <text:p>0.90577</text:p>
          </table:table-cell>
          <table:table-cell office:value-type="float" office:value="0.924852" calcext:value-type="float">
            <text:p>0.924852</text:p>
          </table:table-cell>
          <table:table-cell office:value-type="float" office:value="0.900977" calcext:value-type="float">
            <text:p>0.9009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lowerpool10B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lowerpool5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Plantpool100x</text:p>
          </table:table-cell>
          <table:table-cell office:value-type="float" office:value="0.896962" calcext:value-type="float">
            <text:p>0.896962</text:p>
          </table:table-cell>
          <table:table-cell office:value-type="float" office:value="0.939527" calcext:value-type="float">
            <text:p>0.939527</text:p>
          </table:table-cell>
          <table:table-cell office:value-type="float" office:value="0.92023" calcext:value-type="float">
            <text:p>0.92023</text:p>
          </table:table-cell>
          <table:table-cell office:value-type="float" office:value="0.914021" calcext:value-type="float">
            <text:p>0.914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Plantpool50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Plantpool50b</text:p>
          </table:table-cell>
          <table:table-cell office:value-type="float" office:value="0.872711" calcext:value-type="float">
            <text:p>0.872711</text:p>
          </table:table-cell>
          <table:table-cell office:value-type="float" office:value="0.936149" calcext:value-type="float">
            <text:p>0.936149</text:p>
          </table:table-cell>
          <table:table-cell office:value-type="float" office:value="0.963828" calcext:value-type="float">
            <text:p>0.963828</text:p>
          </table:table-cell>
          <table:table-cell office:value-type="float" office:value="0.976105" calcext:value-type="float">
            <text:p>0.9761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Plantpool25a</text:p>
          </table:table-cell>
          <table:table-cell office:value-type="float" office:value="0.843134" calcext:value-type="float">
            <text:p>0.843134</text:p>
          </table:table-cell>
          <table:table-cell office:value-type="float" office:value="0.94226" calcext:value-type="float">
            <text:p>0.94226</text:p>
          </table:table-cell>
          <table:table-cell office:value-type="float" office:value="0.965473" calcext:value-type="float">
            <text:p>0.965473</text:p>
          </table:table-cell>
          <table:table-cell office:value-type="float" office:value="0.971039" calcext:value-type="float">
            <text:p>0.9710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Plantpool25b</text:p>
          </table:table-cell>
          <table:table-cell office:value-type="float" office:value="0.849346" calcext:value-type="float">
            <text:p>0.849346</text:p>
          </table:table-cell>
          <table:table-cell office:value-type="float" office:value="0.931805" calcext:value-type="float">
            <text:p>0.931805</text:p>
          </table:table-cell>
          <table:table-cell office:value-type="float" office:value="0.963265" calcext:value-type="float">
            <text:p>0.963265</text:p>
          </table:table-cell>
          <table:table-cell office:value-type="float" office:value="0.967457" calcext:value-type="float">
            <text:p>0.9674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Plantpool10b1</text:p>
          </table:table-cell>
          <table:table-cell office:value-type="float" office:value="0.781781" calcext:value-type="float">
            <text:p>0.781781</text:p>
          </table:table-cell>
          <table:table-cell office:value-type="float" office:value="0.924119" calcext:value-type="float">
            <text:p>0.924119</text:p>
          </table:table-cell>
          <table:table-cell office:value-type="float" office:value="0.949061" calcext:value-type="float">
            <text:p>0.949061</text:p>
          </table:table-cell>
          <table:table-cell office:value-type="float" office:value="0.950882" calcext:value-type="float">
            <text:p>0.9508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Plantpool10b2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897923" calcext:value-type="float">
            <text:p>0.897923</text:p>
          </table:table-cell>
          <table:table-cell office:value-type="float" office:value="0.898247" calcext:value-type="float">
            <text:p>0.898247</text:p>
          </table:table-cell>
          <table:table-cell office:value-type="float" office:value="0.907648" calcext:value-type="float">
            <text:p>0.9076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Plantpool5x</text:p>
          </table:table-cell>
          <table:table-cell office:value-type="float" office:value="0.631988" calcext:value-type="float">
            <text:p>0.631988</text:p>
          </table:table-cell>
          <table:table-cell office:value-type="float" office:value="0.854228" calcext:value-type="float">
            <text:p>0.854228</text:p>
          </table:table-cell>
          <table:table-cell office:value-type="float" office:value="0.916388" calcext:value-type="float">
            <text:p>0.916388</text:p>
          </table:table-cell>
          <table:table-cell office:value-type="float" office:value="0.921215" calcext:value-type="float">
            <text:p>0.9212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PlantpoolB12345</text:p>
          </table:table-cell>
          <table:table-cell office:value-type="float" office:value="0.888849" calcext:value-type="float">
            <text:p>0.888849</text:p>
          </table:table-cell>
          <table:table-cell office:value-type="float" office:value="0.902398" calcext:value-type="float">
            <text:p>0.902398</text:p>
          </table:table-cell>
          <table:table-cell office:value-type="float" office:value="0.942591" calcext:value-type="float">
            <text:p>0.942591</text:p>
          </table:table-cell>
          <table:table-cell office:value-type="float" office:value="0.964507" calcext:value-type="float">
            <text:p>0.9645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Flowerpool50A</text:p>
          </table:table-cell>
          <table:table-cell office:value-type="float" office:value="0.87673" calcext:value-type="float">
            <text:p>0.87673</text:p>
          </table:table-cell>
          <table:table-cell office:value-type="float" office:value="0.936979" calcext:value-type="float">
            <text:p>0.936979</text:p>
          </table:table-cell>
          <table:table-cell office:value-type="float" office:value="0.971316" calcext:value-type="float">
            <text:p>0.971316</text:p>
          </table:table-cell>
          <table:table-cell office:value-type="float" office:value="0.980968" calcext:value-type="float">
            <text:p>0.98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Flowerpool50B</text:p>
          </table:table-cell>
          <table:table-cell office:value-type="float" office:value="0.881147" calcext:value-type="float">
            <text:p>0.881147</text:p>
          </table:table-cell>
          <table:table-cell office:value-type="float" office:value="0.933157" calcext:value-type="float">
            <text:p>0.933157</text:p>
          </table:table-cell>
          <table:table-cell office:value-type="float" office:value="0.972172" calcext:value-type="float">
            <text:p>0.972172</text:p>
          </table:table-cell>
          <table:table-cell office:value-type="float" office:value="0.982469" calcext:value-type="float">
            <text:p>0.9824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Flowerpool25A</text:p>
          </table:table-cell>
          <table:table-cell office:value-type="float" office:value="0.851257" calcext:value-type="float">
            <text:p>0.851257</text:p>
          </table:table-cell>
          <table:table-cell office:value-type="float" office:value="0.937991" calcext:value-type="float">
            <text:p>0.937991</text:p>
          </table:table-cell>
          <table:table-cell office:value-type="float" office:value="0.965785" calcext:value-type="float">
            <text:p>0.965785</text:p>
          </table:table-cell>
          <table:table-cell office:value-type="float" office:value="0.975645" calcext:value-type="float">
            <text:p>0.9756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Flowerpool25B</text:p>
          </table:table-cell>
          <table:table-cell office:value-type="float" office:value="0.848367" calcext:value-type="float">
            <text:p>0.848367</text:p>
          </table:table-cell>
          <table:table-cell office:value-type="float" office:value="0.928197" calcext:value-type="float">
            <text:p>0.928197</text:p>
          </table:table-cell>
          <table:table-cell office:value-type="float" office:value="0.955396" calcext:value-type="float">
            <text:p>0.955396</text:p>
          </table:table-cell>
          <table:table-cell office:value-type="float" office:value="0.951385" calcext:value-type="float">
            <text:p>0.9513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Flowerpool10B2</text:p>
          </table:table-cell>
          <table:table-cell office:value-type="float" office:value="0.768671" calcext:value-type="float">
            <text:p>0.768671</text:p>
          </table:table-cell>
          <table:table-cell office:value-type="float" office:value="0.869678" calcext:value-type="float">
            <text:p>0.869678</text:p>
          </table:table-cell>
          <table:table-cell office:value-type="float" office:value="0.942782" calcext:value-type="float">
            <text:p>0.942782</text:p>
          </table:table-cell>
          <table:table-cell office:value-type="float" office:value="0.957601" calcext:value-type="float">
            <text:p>0.9576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Flowerpool5B</text:p>
          </table:table-cell>
          <table:table-cell office:value-type="float" office:value="0.631555" calcext:value-type="float">
            <text:p>0.631555</text:p>
          </table:table-cell>
          <table:table-cell office:value-type="float" office:value="0.804577" calcext:value-type="float">
            <text:p>0.804577</text:p>
          </table:table-cell>
          <table:table-cell office:value-type="float" office:value="0.909907" calcext:value-type="float">
            <text:p>0.909907</text:p>
          </table:table-cell>
          <table:table-cell office:value-type="float" office:value="0.935872" calcext:value-type="float">
            <text:p>0.9358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Plantpool100x</text:p>
          </table:table-cell>
          <table:table-cell office:value-type="float" office:value="0.86044" calcext:value-type="float">
            <text:p>0.86044</text:p>
          </table:table-cell>
          <table:table-cell office:value-type="float" office:value="0.957187" calcext:value-type="float">
            <text:p>0.957187</text:p>
          </table:table-cell>
          <table:table-cell office:value-type="float" office:value="0.976682" calcext:value-type="float">
            <text:p>0.976682</text:p>
          </table:table-cell>
          <table:table-cell office:value-type="float" office:value="0.984732" calcext:value-type="float">
            <text:p>0.9847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Plantpool50a</text:p>
          </table:table-cell>
          <table:table-cell office:value-type="float" office:value="0.872346" calcext:value-type="float">
            <text:p>0.872346</text:p>
          </table:table-cell>
          <table:table-cell office:value-type="float" office:value="0.940957" calcext:value-type="float">
            <text:p>0.940957</text:p>
          </table:table-cell>
          <table:table-cell office:value-type="float" office:value="0.973217" calcext:value-type="float">
            <text:p>0.973217</text:p>
          </table:table-cell>
          <table:table-cell office:value-type="float" office:value="0.978114" calcext:value-type="float">
            <text:p>0.978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Plantpool25a</text:p>
          </table:table-cell>
          <table:table-cell office:value-type="float" office:value="0.836225" calcext:value-type="float">
            <text:p>0.836225</text:p>
          </table:table-cell>
          <table:table-cell office:value-type="float" office:value="0.948498" calcext:value-type="float">
            <text:p>0.948498</text:p>
          </table:table-cell>
          <table:table-cell office:value-type="float" office:value="0.966413" calcext:value-type="float">
            <text:p>0.966413</text:p>
          </table:table-cell>
          <table:table-cell office:value-type="float" office:value="0.967573" calcext:value-type="float">
            <text:p>0.967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Plantpool25b</text:p>
          </table:table-cell>
          <table:table-cell office:value-type="float" office:value="0.842346" calcext:value-type="float">
            <text:p>0.842346</text:p>
          </table:table-cell>
          <table:table-cell office:value-type="float" office:value="0.939416" calcext:value-type="float">
            <text:p>0.939416</text:p>
          </table:table-cell>
          <table:table-cell office:value-type="float" office:value="0.967872" calcext:value-type="float">
            <text:p>0.967872</text:p>
          </table:table-cell>
          <table:table-cell office:value-type="float" office:value="0.97275" calcext:value-type="float">
            <text:p>0.972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Plantpool10b1</text:p>
          </table:table-cell>
          <table:table-cell office:value-type="float" office:value="0.778707" calcext:value-type="float">
            <text:p>0.778707</text:p>
          </table:table-cell>
          <table:table-cell office:value-type="float" office:value="0.928017" calcext:value-type="float">
            <text:p>0.928017</text:p>
          </table:table-cell>
          <table:table-cell office:value-type="float" office:value="0.945173" calcext:value-type="float">
            <text:p>0.945173</text:p>
          </table:table-cell>
          <table:table-cell office:value-type="float" office:value="0.947592" calcext:value-type="float">
            <text:p>0.9475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Plantpool10b2</text:p>
          </table:table-cell>
          <table:table-cell office:value-type="float" office:value="0.783716" calcext:value-type="float">
            <text:p>0.783716</text:p>
          </table:table-cell>
          <table:table-cell office:value-type="float" office:value="0.896799" calcext:value-type="float">
            <text:p>0.896799</text:p>
          </table:table-cell>
          <table:table-cell office:value-type="float" office:value="0.909558" calcext:value-type="float">
            <text:p>0.909558</text:p>
          </table:table-cell>
          <table:table-cell office:value-type="float" office:value="0.907851" calcext:value-type="float">
            <text:p>0.9078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Plantpool5x</text:p>
          </table:table-cell>
          <table:table-cell office:value-type="float" office:value="0.647143" calcext:value-type="float">
            <text:p>0.647143</text:p>
          </table:table-cell>
          <table:table-cell office:value-type="float" office:value="0.878514" calcext:value-type="float">
            <text:p>0.878514</text:p>
          </table:table-cell>
          <table:table-cell office:value-type="float" office:value="0.915299" calcext:value-type="float">
            <text:p>0.915299</text:p>
          </table:table-cell>
          <table:table-cell office:value-type="float" office:value="0.912659" calcext:value-type="float">
            <text:p>0.9126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PlantpoolB12345</text:p>
          </table:table-cell>
          <table:table-cell office:value-type="float" office:value="0.885639" calcext:value-type="float">
            <text:p>0.885639</text:p>
          </table:table-cell>
          <table:table-cell office:value-type="float" office:value="0.924258" calcext:value-type="float">
            <text:p>0.924258</text:p>
          </table:table-cell>
          <table:table-cell office:value-type="float" office:value="0.959791" calcext:value-type="float">
            <text:p>0.959791</text:p>
          </table:table-cell>
          <table:table-cell office:value-type="float" office:value="0.965336" calcext:value-type="float">
            <text:p>0.9653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Flowerpool50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Flowerpool50B</text:p>
          </table:table-cell>
          <table:table-cell office:value-type="float" office:value="0.866136" calcext:value-type="float">
            <text:p>0.866136</text:p>
          </table:table-cell>
          <table:table-cell office:value-type="float" office:value="0.945952" calcext:value-type="float">
            <text:p>0.945952</text:p>
          </table:table-cell>
          <table:table-cell office:value-type="float" office:value="0.973874" calcext:value-type="float">
            <text:p>0.973874</text:p>
          </table:table-cell>
          <table:table-cell office:value-type="float" office:value="0.983445" calcext:value-type="float">
            <text:p>0.9834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Flowerpool25A</text:p>
          </table:table-cell>
          <table:table-cell office:value-type="float" office:value="0.840098" calcext:value-type="float">
            <text:p>0.840098</text:p>
          </table:table-cell>
          <table:table-cell office:value-type="float" office:value="0.945247" calcext:value-type="float">
            <text:p>0.945247</text:p>
          </table:table-cell>
          <table:table-cell office:value-type="float" office:value="0.966581" calcext:value-type="float">
            <text:p>0.966581</text:p>
          </table:table-cell>
          <table:table-cell office:value-type="float" office:value="0.973522" calcext:value-type="float">
            <text:p>0.9735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Flowerpool25B</text:p>
          </table:table-cell>
          <table:table-cell office:value-type="float" office:value="0.841109" calcext:value-type="float">
            <text:p>0.841109</text:p>
          </table:table-cell>
          <table:table-cell office:value-type="float" office:value="0.940371" calcext:value-type="float">
            <text:p>0.940371</text:p>
          </table:table-cell>
          <table:table-cell office:value-type="float" office:value="0.96114" calcext:value-type="float">
            <text:p>0.96114</text:p>
          </table:table-cell>
          <table:table-cell office:value-type="float" office:value="0.962555" calcext:value-type="float">
            <text:p>0.9625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Flowerpool10B2</text:p>
          </table:table-cell>
          <table:table-cell office:value-type="float" office:value="0.764326" calcext:value-type="float">
            <text:p>0.764326</text:p>
          </table:table-cell>
          <table:table-cell office:value-type="float" office:value="0.905922" calcext:value-type="float">
            <text:p>0.905922</text:p>
          </table:table-cell>
          <table:table-cell office:value-type="float" office:value="0.935107" calcext:value-type="float">
            <text:p>0.935107</text:p>
          </table:table-cell>
          <table:table-cell office:value-type="float" office:value="0.934972" calcext:value-type="float">
            <text:p>0.9349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Flowerpool5B</text:p>
          </table:table-cell>
          <table:table-cell office:value-type="float" office:value="0.635896" calcext:value-type="float">
            <text:p>0.635896</text:p>
          </table:table-cell>
          <table:table-cell office:value-type="float" office:value="0.852515" calcext:value-type="float">
            <text:p>0.852515</text:p>
          </table:table-cell>
          <table:table-cell office:value-type="float" office:value="0.914056" calcext:value-type="float">
            <text:p>0.914056</text:p>
          </table:table-cell>
          <table:table-cell office:value-type="float" office:value="0.917589" calcext:value-type="float">
            <text:p>0.9175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Plantpool100x</text:p>
          </table:table-cell>
          <table:table-cell office:value-type="float" office:value="0.857281" calcext:value-type="float">
            <text:p>0.857281</text:p>
          </table:table-cell>
          <table:table-cell office:value-type="float" office:value="0.958762" calcext:value-type="float">
            <text:p>0.958762</text:p>
          </table:table-cell>
          <table:table-cell office:value-type="float" office:value="0.978569" calcext:value-type="float">
            <text:p>0.978569</text:p>
          </table:table-cell>
          <table:table-cell office:value-type="float" office:value="0.989148" calcext:value-type="float">
            <text:p>0.9891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Plantpool50a</text:p>
          </table:table-cell>
          <table:table-cell office:value-type="float" office:value="0.865914" calcext:value-type="float">
            <text:p>0.865914</text:p>
          </table:table-cell>
          <table:table-cell office:value-type="float" office:value="0.950811" calcext:value-type="float">
            <text:p>0.950811</text:p>
          </table:table-cell>
          <table:table-cell office:value-type="float" office:value="0.974072" calcext:value-type="float">
            <text:p>0.974072</text:p>
          </table:table-cell>
          <table:table-cell office:value-type="float" office:value="0.98414" calcext:value-type="float">
            <text:p>0.984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Plantpool25b</text:p>
          </table:table-cell>
          <table:table-cell office:value-type="float" office:value="0.784288" calcext:value-type="float">
            <text:p>0.784288</text:p>
          </table:table-cell>
          <table:table-cell office:value-type="float" office:value="0.920836" calcext:value-type="float">
            <text:p>0.920836</text:p>
          </table:table-cell>
          <table:table-cell office:value-type="float" office:value="0.938473" calcext:value-type="float">
            <text:p>0.938473</text:p>
          </table:table-cell>
          <table:table-cell office:value-type="float" office:value="0.939167" calcext:value-type="float">
            <text:p>0.9391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Plantpool10b1</text:p>
          </table:table-cell>
          <table:table-cell office:value-type="float" office:value="0.745059" calcext:value-type="float">
            <text:p>0.745059</text:p>
          </table:table-cell>
          <table:table-cell office:value-type="float" office:value="0.919672" calcext:value-type="float">
            <text:p>0.919672</text:p>
          </table:table-cell>
          <table:table-cell office:value-type="float" office:value="0.929069" calcext:value-type="float">
            <text:p>0.929069</text:p>
          </table:table-cell>
          <table:table-cell office:value-type="float" office:value="0.931234" calcext:value-type="float">
            <text:p>0.9312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Plantpool10b2</text:p>
          </table:table-cell>
          <table:table-cell office:value-type="float" office:value="0.741707" calcext:value-type="float">
            <text:p>0.741707</text:p>
          </table:table-cell>
          <table:table-cell office:value-type="float" office:value="0.864328" calcext:value-type="float">
            <text:p>0.864328</text:p>
          </table:table-cell>
          <table:table-cell office:value-type="float" office:value="0.877254" calcext:value-type="float">
            <text:p>0.877254</text:p>
          </table:table-cell>
          <table:table-cell office:value-type="float" office:value="0.864786" calcext:value-type="float">
            <text:p>0.8647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Plantpool5x</text:p>
          </table:table-cell>
          <table:table-cell office:value-type="float" office:value="0.623805" calcext:value-type="float">
            <text:p>0.623805</text:p>
          </table:table-cell>
          <table:table-cell office:value-type="float" office:value="0.869803" calcext:value-type="float">
            <text:p>0.869803</text:p>
          </table:table-cell>
          <table:table-cell office:value-type="float" office:value="0.901741" calcext:value-type="float">
            <text:p>0.901741</text:p>
          </table:table-cell>
          <table:table-cell office:value-type="float" office:value="0.888931" calcext:value-type="float">
            <text:p>0.8889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PlantpoolB12345</text:p>
          </table:table-cell>
          <table:table-cell office:value-type="float" office:value="0.86597" calcext:value-type="float">
            <text:p>0.86597</text:p>
          </table:table-cell>
          <table:table-cell office:value-type="float" office:value="0.9329" calcext:value-type="float">
            <text:p>0.9329</text:p>
          </table:table-cell>
          <table:table-cell office:value-type="float" office:value="0.964822" calcext:value-type="float">
            <text:p>0.964822</text:p>
          </table:table-cell>
          <table:table-cell office:value-type="float" office:value="0.973595" calcext:value-type="float">
            <text:p>0.9735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Flowerpool50A</text:p>
          </table:table-cell>
          <table:table-cell office:value-type="float" office:value="0.838457" calcext:value-type="float">
            <text:p>0.838457</text:p>
          </table:table-cell>
          <table:table-cell office:value-type="float" office:value="0.949633" calcext:value-type="float">
            <text:p>0.949633</text:p>
          </table:table-cell>
          <table:table-cell office:value-type="float" office:value="0.967823" calcext:value-type="float">
            <text:p>0.967823</text:p>
          </table:table-cell>
          <table:table-cell office:value-type="float" office:value="0.978492" calcext:value-type="float">
            <text:p>0.9784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Flowerpool50B</text:p>
          </table:table-cell>
          <table:table-cell office:value-type="float" office:value="0.836903" calcext:value-type="float">
            <text:p>0.836903</text:p>
          </table:table-cell>
          <table:table-cell office:value-type="float" office:value="0.94549" calcext:value-type="float">
            <text:p>0.94549</text:p>
          </table:table-cell>
          <table:table-cell office:value-type="float" office:value="0.969049" calcext:value-type="float">
            <text:p>0.969049</text:p>
          </table:table-cell>
          <table:table-cell office:value-type="float" office:value="0.972423" calcext:value-type="float">
            <text:p>0.9724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Flowerpool25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Flowerpool25B</text:p>
          </table:table-cell>
          <table:table-cell office:value-type="float" office:value="0.783434" calcext:value-type="float">
            <text:p>0.783434</text:p>
          </table:table-cell>
          <table:table-cell office:value-type="float" office:value="0.92982" calcext:value-type="float">
            <text:p>0.92982</text:p>
          </table:table-cell>
          <table:table-cell office:value-type="float" office:value="0.940396" calcext:value-type="float">
            <text:p>0.940396</text:p>
          </table:table-cell>
          <table:table-cell office:value-type="float" office:value="0.93316" calcext:value-type="float">
            <text:p>0.933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Flowerpool10B2</text:p>
          </table:table-cell>
          <table:table-cell office:value-type="float" office:value="0.713217" calcext:value-type="float">
            <text:p>0.713217</text:p>
          </table:table-cell>
          <table:table-cell office:value-type="float" office:value="0.893149" calcext:value-type="float">
            <text:p>0.893149</text:p>
          </table:table-cell>
          <table:table-cell office:value-type="float" office:value="0.917182" calcext:value-type="float">
            <text:p>0.917182</text:p>
          </table:table-cell>
          <table:table-cell office:value-type="float" office:value="0.907175" calcext:value-type="float">
            <text:p>0.9071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Flowerpool5B</text:p>
          </table:table-cell>
          <table:table-cell office:value-type="float" office:value="0.590466" calcext:value-type="float">
            <text:p>0.590466</text:p>
          </table:table-cell>
          <table:table-cell office:value-type="float" office:value="0.871488" calcext:value-type="float">
            <text:p>0.871488</text:p>
          </table:table-cell>
          <table:table-cell office:value-type="float" office:value="0.904306" calcext:value-type="float">
            <text:p>0.904306</text:p>
          </table:table-cell>
          <table:table-cell office:value-type="float" office:value="0.905788" calcext:value-type="float">
            <text:p>0.9057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Plantpool100x</text:p>
          </table:table-cell>
          <table:table-cell office:value-type="float" office:value="0.828996" calcext:value-type="float">
            <text:p>0.828996</text:p>
          </table:table-cell>
          <table:table-cell office:value-type="float" office:value="0.955331" calcext:value-type="float">
            <text:p>0.955331</text:p>
          </table:table-cell>
          <table:table-cell office:value-type="float" office:value="0.970197" calcext:value-type="float">
            <text:p>0.970197</text:p>
          </table:table-cell>
          <table:table-cell office:value-type="float" office:value="0.973084" calcext:value-type="float">
            <text:p>0.9730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Plantpool50a</text:p>
          </table:table-cell>
          <table:table-cell office:value-type="float" office:value="0.836685" calcext:value-type="float">
            <text:p>0.836685</text:p>
          </table:table-cell>
          <table:table-cell office:value-type="float" office:value="0.954757" calcext:value-type="float">
            <text:p>0.954757</text:p>
          </table:table-cell>
          <table:table-cell office:value-type="float" office:value="0.967279" calcext:value-type="float">
            <text:p>0.967279</text:p>
          </table:table-cell>
          <table:table-cell office:value-type="float" office:value="0.972354" calcext:value-type="float">
            <text:p>0.9723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Plantpool10b1</text:p>
          </table:table-cell>
          <table:table-cell office:value-type="float" office:value="0.793143" calcext:value-type="float">
            <text:p>0.793143</text:p>
          </table:table-cell>
          <table:table-cell office:value-type="float" office:value="0.931432" calcext:value-type="float">
            <text:p>0.931432</text:p>
          </table:table-cell>
          <table:table-cell office:value-type="float" office:value="0.951267" calcext:value-type="float">
            <text:p>0.951267</text:p>
          </table:table-cell>
          <table:table-cell office:value-type="float" office:value="0.949526" calcext:value-type="float">
            <text:p>0.9495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Plantpool10b2</text:p>
          </table:table-cell>
          <table:table-cell office:value-type="float" office:value="0.802224" calcext:value-type="float">
            <text:p>0.802224</text:p>
          </table:table-cell>
          <table:table-cell office:value-type="float" office:value="0.920529" calcext:value-type="float">
            <text:p>0.920529</text:p>
          </table:table-cell>
          <table:table-cell office:value-type="float" office:value="0.94723" calcext:value-type="float">
            <text:p>0.94723</text:p>
          </table:table-cell>
          <table:table-cell office:value-type="float" office:value="0.954095" calcext:value-type="float">
            <text:p>0.9540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Plantpool5x</text:p>
          </table:table-cell>
          <table:table-cell office:value-type="float" office:value="0.66097" calcext:value-type="float">
            <text:p>0.66097</text:p>
          </table:table-cell>
          <table:table-cell office:value-type="float" office:value="0.887807" calcext:value-type="float">
            <text:p>0.887807</text:p>
          </table:table-cell>
          <table:table-cell office:value-type="float" office:value="0.928138" calcext:value-type="float">
            <text:p>0.928138</text:p>
          </table:table-cell>
          <table:table-cell office:value-type="float" office:value="0.915178" calcext:value-type="float">
            <text:p>0.9151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PlantpoolB12345</text:p>
          </table:table-cell>
          <table:table-cell office:value-type="float" office:value="0.853571" calcext:value-type="float">
            <text:p>0.853571</text:p>
          </table:table-cell>
          <table:table-cell office:value-type="float" office:value="0.900818" calcext:value-type="float">
            <text:p>0.900818</text:p>
          </table:table-cell>
          <table:table-cell office:value-type="float" office:value="0.94917" calcext:value-type="float">
            <text:p>0.94917</text:p>
          </table:table-cell>
          <table:table-cell office:value-type="float" office:value="0.95419" calcext:value-type="float">
            <text:p>0.954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Flowerpool50A</text:p>
          </table:table-cell>
          <table:table-cell office:value-type="float" office:value="0.840018" calcext:value-type="float">
            <text:p>0.840018</text:p>
          </table:table-cell>
          <table:table-cell office:value-type="float" office:value="0.933147" calcext:value-type="float">
            <text:p>0.933147</text:p>
          </table:table-cell>
          <table:table-cell office:value-type="float" office:value="0.963685" calcext:value-type="float">
            <text:p>0.963685</text:p>
          </table:table-cell>
          <table:table-cell office:value-type="float" office:value="0.969416" calcext:value-type="float">
            <text:p>0.9694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Flowerpool50B</text:p>
          </table:table-cell>
          <table:table-cell office:value-type="float" office:value="0.843364" calcext:value-type="float">
            <text:p>0.843364</text:p>
          </table:table-cell>
          <table:table-cell office:value-type="float" office:value="0.931153" calcext:value-type="float">
            <text:p>0.931153</text:p>
          </table:table-cell>
          <table:table-cell office:value-type="float" office:value="0.959101" calcext:value-type="float">
            <text:p>0.959101</text:p>
          </table:table-cell>
          <table:table-cell office:value-type="float" office:value="0.963668" calcext:value-type="float">
            <text:p>0.9636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Flowerpool25A</text:p>
          </table:table-cell>
          <table:table-cell office:value-type="float" office:value="0.787289" calcext:value-type="float">
            <text:p>0.787289</text:p>
          </table:table-cell>
          <table:table-cell office:value-type="float" office:value="0.912756" calcext:value-type="float">
            <text:p>0.912756</text:p>
          </table:table-cell>
          <table:table-cell office:value-type="float" office:value="0.943813" calcext:value-type="float">
            <text:p>0.943813</text:p>
          </table:table-cell>
          <table:table-cell office:value-type="float" office:value="0.941527" calcext:value-type="float">
            <text:p>0.9415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Flowerpool25B</text:p>
          </table:table-cell>
          <table:table-cell office:value-type="float" office:value="0.855029" calcext:value-type="float">
            <text:p>0.855029</text:p>
          </table:table-cell>
          <table:table-cell office:value-type="float" office:value="0.946776" calcext:value-type="float">
            <text:p>0.946776</text:p>
          </table:table-cell>
          <table:table-cell office:value-type="float" office:value="0.97071" calcext:value-type="float">
            <text:p>0.97071</text:p>
          </table:table-cell>
          <table:table-cell office:value-type="float" office:value="0.97454" calcext:value-type="float">
            <text:p>0.974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Flowerpool10B2</text:p>
          </table:table-cell>
          <table:table-cell office:value-type="float" office:value="0.778668" calcext:value-type="float">
            <text:p>0.778668</text:p>
          </table:table-cell>
          <table:table-cell office:value-type="float" office:value="0.893395" calcext:value-type="float">
            <text:p>0.893395</text:p>
          </table:table-cell>
          <table:table-cell office:value-type="float" office:value="0.945557" calcext:value-type="float">
            <text:p>0.945557</text:p>
          </table:table-cell>
          <table:table-cell office:value-type="float" office:value="0.949939" calcext:value-type="float">
            <text:p>0.9499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Flowerpool5B</text:p>
          </table:table-cell>
          <table:table-cell office:value-type="float" office:value="0.652026" calcext:value-type="float">
            <text:p>0.652026</text:p>
          </table:table-cell>
          <table:table-cell office:value-type="float" office:value="0.852154" calcext:value-type="float">
            <text:p>0.852154</text:p>
          </table:table-cell>
          <table:table-cell office:value-type="float" office:value="0.916222" calcext:value-type="float">
            <text:p>0.916222</text:p>
          </table:table-cell>
          <table:table-cell office:value-type="float" office:value="0.935927" calcext:value-type="float">
            <text:p>0.9359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Plantpool100x</text:p>
          </table:table-cell>
          <table:table-cell office:value-type="float" office:value="0.834416" calcext:value-type="float">
            <text:p>0.834416</text:p>
          </table:table-cell>
          <table:table-cell office:value-type="float" office:value="0.94488" calcext:value-type="float">
            <text:p>0.94488</text:p>
          </table:table-cell>
          <table:table-cell office:value-type="float" office:value="0.963489" calcext:value-type="float">
            <text:p>0.963489</text:p>
          </table:table-cell>
          <table:table-cell office:value-type="float" office:value="0.974091" calcext:value-type="float">
            <text:p>0.9740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Plantpool50a</text:p>
          </table:table-cell>
          <table:table-cell office:value-type="float" office:value="0.842545" calcext:value-type="float">
            <text:p>0.842545</text:p>
          </table:table-cell>
          <table:table-cell office:value-type="float" office:value="0.939062" calcext:value-type="float">
            <text:p>0.939062</text:p>
          </table:table-cell>
          <table:table-cell office:value-type="float" office:value="0.96964" calcext:value-type="float">
            <text:p>0.96964</text:p>
          </table:table-cell>
          <table:table-cell office:value-type="float" office:value="0.967982" calcext:value-type="float">
            <text:p>0.9679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10b1</text:p>
          </table:table-cell>
          <table:table-cell office:value-type="string" calcext:value-type="string">
            <text:p>Plantpool10b2</text:p>
          </table:table-cell>
          <table:table-cell office:value-type="float" office:value="0.731932" calcext:value-type="float">
            <text:p>0.731932</text:p>
          </table:table-cell>
          <table:table-cell office:value-type="float" office:value="0.86353" calcext:value-type="float">
            <text:p>0.86353</text:p>
          </table:table-cell>
          <table:table-cell office:value-type="float" office:value="0.868215" calcext:value-type="float">
            <text:p>0.868215</text:p>
          </table:table-cell>
          <table:table-cell office:value-type="float" office:value="0.867313" calcext:value-type="float">
            <text:p>0.8673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10b1</text:p>
          </table:table-cell>
          <table:table-cell office:value-type="string" calcext:value-type="string">
            <text:p>Plantpool5x</text:p>
          </table:table-cell>
          <table:table-cell office:value-type="float" office:value="0.577094" calcext:value-type="float">
            <text:p>0.577094</text:p>
          </table:table-cell>
          <table:table-cell office:value-type="float" office:value="0.853612" calcext:value-type="float">
            <text:p>0.853612</text:p>
          </table:table-cell>
          <table:table-cell office:value-type="float" office:value="0.866407" calcext:value-type="float">
            <text:p>0.866407</text:p>
          </table:table-cell>
          <table:table-cell office:value-type="float" office:value="0.841972" calcext:value-type="float">
            <text:p>0.8419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10b1</text:p>
          </table:table-cell>
          <table:table-cell office:value-type="string" calcext:value-type="string">
            <text:p>PlantpoolB12345</text:p>
          </table:table-cell>
          <table:table-cell office:value-type="float" office:value="0.785008" calcext:value-type="float">
            <text:p>0.785008</text:p>
          </table:table-cell>
          <table:table-cell office:value-type="float" office:value="0.896386" calcext:value-type="float">
            <text:p>0.896386</text:p>
          </table:table-cell>
          <table:table-cell office:value-type="float" office:value="0.935486" calcext:value-type="float">
            <text:p>0.935486</text:p>
          </table:table-cell>
          <table:table-cell office:value-type="float" office:value="0.936284" calcext:value-type="float">
            <text:p>0.9362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10b1</text:p>
          </table:table-cell>
          <table:table-cell office:value-type="string" calcext:value-type="string">
            <text:p>Flowerpool50A</text:p>
          </table:table-cell>
          <table:table-cell office:value-type="float" office:value="0.774547" calcext:value-type="float">
            <text:p>0.774547</text:p>
          </table:table-cell>
          <table:table-cell office:value-type="float" office:value="0.930083" calcext:value-type="float">
            <text:p>0.930083</text:p>
          </table:table-cell>
          <table:table-cell office:value-type="float" office:value="0.946703" calcext:value-type="float">
            <text:p>0.946703</text:p>
          </table:table-cell>
          <table:table-cell office:value-type="float" office:value="0.948445" calcext:value-type="float">
            <text:p>0.9484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10b1</text:p>
          </table:table-cell>
          <table:table-cell office:value-type="string" calcext:value-type="string">
            <text:p>Flowerpool50B</text:p>
          </table:table-cell>
          <table:table-cell office:value-type="float" office:value="0.779309" calcext:value-type="float">
            <text:p>0.779309</text:p>
          </table:table-cell>
          <table:table-cell office:value-type="float" office:value="0.929514" calcext:value-type="float">
            <text:p>0.929514</text:p>
          </table:table-cell>
          <table:table-cell office:value-type="float" office:value="0.953321" calcext:value-type="float">
            <text:p>0.953321</text:p>
          </table:table-cell>
          <table:table-cell office:value-type="float" office:value="0.958127" calcext:value-type="float">
            <text:p>0.9581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10b1</text:p>
          </table:table-cell>
          <table:table-cell office:value-type="string" calcext:value-type="string">
            <text:p>Flowerpool25A</text:p>
          </table:table-cell>
          <table:table-cell office:value-type="float" office:value="0.738213" calcext:value-type="float">
            <text:p>0.738213</text:p>
          </table:table-cell>
          <table:table-cell office:value-type="float" office:value="0.91762" calcext:value-type="float">
            <text:p>0.91762</text:p>
          </table:table-cell>
          <table:table-cell office:value-type="float" office:value="0.929492" calcext:value-type="float">
            <text:p>0.929492</text:p>
          </table:table-cell>
          <table:table-cell office:value-type="float" office:value="0.938045" calcext:value-type="float">
            <text:p>0.9380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10b1</text:p>
          </table:table-cell>
          <table:table-cell office:value-type="string" calcext:value-type="string">
            <text:p>Flowerpool25B</text:p>
          </table:table-cell>
          <table:table-cell office:value-type="float" office:value="0.7992" calcext:value-type="float">
            <text:p>0.7992</text:p>
          </table:table-cell>
          <table:table-cell office:value-type="float" office:value="0.929084" calcext:value-type="float">
            <text:p>0.929084</text:p>
          </table:table-cell>
          <table:table-cell office:value-type="float" office:value="0.951449" calcext:value-type="float">
            <text:p>0.951449</text:p>
          </table:table-cell>
          <table:table-cell office:value-type="float" office:value="0.949076" calcext:value-type="float">
            <text:p>0.9490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10b1</text:p>
          </table:table-cell>
          <table:table-cell office:value-type="string" calcext:value-type="string">
            <text:p>Flowerpool10B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lantpool10b1</text:p>
          </table:table-cell>
          <table:table-cell office:value-type="string" calcext:value-type="string">
            <text:p>Flowerpool5B</text:p>
          </table:table-cell>
          <table:table-cell office:value-type="float" office:value="0.548342" calcext:value-type="float">
            <text:p>0.548342</text:p>
          </table:table-cell>
          <table:table-cell office:value-type="float" office:value="0.851624" calcext:value-type="float">
            <text:p>0.851624</text:p>
          </table:table-cell>
          <table:table-cell office:value-type="float" office:value="0.862899" calcext:value-type="float">
            <text:p>0.862899</text:p>
          </table:table-cell>
          <table:table-cell office:value-type="float" office:value="0.877007" calcext:value-type="float">
            <text:p>0.8770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10b1</text:p>
          </table:table-cell>
          <table:table-cell office:value-type="string" calcext:value-type="string">
            <text:p>Plantpool100x</text:p>
          </table:table-cell>
          <table:table-cell office:value-type="float" office:value="0.783758" calcext:value-type="float">
            <text:p>0.783758</text:p>
          </table:table-cell>
          <table:table-cell office:value-type="float" office:value="0.930485" calcext:value-type="float">
            <text:p>0.930485</text:p>
          </table:table-cell>
          <table:table-cell office:value-type="float" office:value="0.949998" calcext:value-type="float">
            <text:p>0.949998</text:p>
          </table:table-cell>
          <table:table-cell office:value-type="float" office:value="0.955601" calcext:value-type="float">
            <text:p>0.9556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10b1</text:p>
          </table:table-cell>
          <table:table-cell office:value-type="string" calcext:value-type="string">
            <text:p>Plantpool50a</text:p>
          </table:table-cell>
          <table:table-cell office:value-type="float" office:value="0.786923" calcext:value-type="float">
            <text:p>0.786923</text:p>
          </table:table-cell>
          <table:table-cell office:value-type="float" office:value="0.930368" calcext:value-type="float">
            <text:p>0.930368</text:p>
          </table:table-cell>
          <table:table-cell office:value-type="float" office:value="0.946142" calcext:value-type="float">
            <text:p>0.946142</text:p>
          </table:table-cell>
          <table:table-cell office:value-type="float" office:value="0.94929" calcext:value-type="float">
            <text:p>0.949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10b2</text:p>
          </table:table-cell>
          <table:table-cell office:value-type="string" calcext:value-type="string">
            <text:p>Plantpool5x</text:p>
          </table:table-cell>
          <table:table-cell office:value-type="float" office:value="0.619921" calcext:value-type="float">
            <text:p>0.619921</text:p>
          </table:table-cell>
          <table:table-cell office:value-type="float" office:value="0.850767" calcext:value-type="float">
            <text:p>0.850767</text:p>
          </table:table-cell>
          <table:table-cell office:value-type="float" office:value="0.862731" calcext:value-type="float">
            <text:p>0.862731</text:p>
          </table:table-cell>
          <table:table-cell office:value-type="float" office:value="0.841901" calcext:value-type="float">
            <text:p>0.841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10b2</text:p>
          </table:table-cell>
          <table:table-cell office:value-type="string" calcext:value-type="string">
            <text:p>PlantpoolB12345</text:p>
          </table:table-cell>
          <table:table-cell office:value-type="float" office:value="0.78036" calcext:value-type="float">
            <text:p>0.78036</text:p>
          </table:table-cell>
          <table:table-cell office:value-type="float" office:value="0.837239" calcext:value-type="float">
            <text:p>0.837239</text:p>
          </table:table-cell>
          <table:table-cell office:value-type="float" office:value="0.894405" calcext:value-type="float">
            <text:p>0.894405</text:p>
          </table:table-cell>
          <table:table-cell office:value-type="float" office:value="0.885115" calcext:value-type="float">
            <text:p>0.885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10b2</text:p>
          </table:table-cell>
          <table:table-cell office:value-type="string" calcext:value-type="string">
            <text:p>Flowerpool50A</text:p>
          </table:table-cell>
          <table:table-cell office:value-type="float" office:value="0.774845" calcext:value-type="float">
            <text:p>0.774845</text:p>
          </table:table-cell>
          <table:table-cell office:value-type="float" office:value="0.886412" calcext:value-type="float">
            <text:p>0.886412</text:p>
          </table:table-cell>
          <table:table-cell office:value-type="float" office:value="0.901844" calcext:value-type="float">
            <text:p>0.901844</text:p>
          </table:table-cell>
          <table:table-cell office:value-type="float" office:value="0.908894" calcext:value-type="float">
            <text:p>0.9088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10b2</text:p>
          </table:table-cell>
          <table:table-cell office:value-type="string" calcext:value-type="string">
            <text:p>Flowerpool50B</text:p>
          </table:table-cell>
          <table:table-cell office:value-type="float" office:value="0.776754" calcext:value-type="float">
            <text:p>0.776754</text:p>
          </table:table-cell>
          <table:table-cell office:value-type="float" office:value="0.891662" calcext:value-type="float">
            <text:p>0.891662</text:p>
          </table:table-cell>
          <table:table-cell office:value-type="float" office:value="0.893069" calcext:value-type="float">
            <text:p>0.893069</text:p>
          </table:table-cell>
          <table:table-cell office:value-type="float" office:value="0.900513" calcext:value-type="float">
            <text:p>0.9005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10b2</text:p>
          </table:table-cell>
          <table:table-cell office:value-type="string" calcext:value-type="string">
            <text:p>Flowerpool25A</text:p>
          </table:table-cell>
          <table:table-cell office:value-type="float" office:value="0.742334" calcext:value-type="float">
            <text:p>0.742334</text:p>
          </table:table-cell>
          <table:table-cell office:value-type="float" office:value="0.875099" calcext:value-type="float">
            <text:p>0.875099</text:p>
          </table:table-cell>
          <table:table-cell office:value-type="float" office:value="0.869335" calcext:value-type="float">
            <text:p>0.869335</text:p>
          </table:table-cell>
          <table:table-cell office:value-type="float" office:value="0.857792" calcext:value-type="float">
            <text:p>0.8577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10b2</text:p>
          </table:table-cell>
          <table:table-cell office:value-type="string" calcext:value-type="string">
            <text:p>Flowerpool25B</text:p>
          </table:table-cell>
          <table:table-cell office:value-type="float" office:value="0.794593" calcext:value-type="float">
            <text:p>0.794593</text:p>
          </table:table-cell>
          <table:table-cell office:value-type="float" office:value="0.919163" calcext:value-type="float">
            <text:p>0.919163</text:p>
          </table:table-cell>
          <table:table-cell office:value-type="float" office:value="0.936596" calcext:value-type="float">
            <text:p>0.936596</text:p>
          </table:table-cell>
          <table:table-cell office:value-type="float" office:value="0.952178" calcext:value-type="float">
            <text:p>0.9521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10b2</text:p>
          </table:table-cell>
          <table:table-cell office:value-type="string" calcext:value-type="string">
            <text:p>Flowerpool10B2</text:p>
          </table:table-cell>
          <table:table-cell office:value-type="float" office:value="0.701552" calcext:value-type="float">
            <text:p>0.701552</text:p>
          </table:table-cell>
          <table:table-cell office:value-type="float" office:value="0.864061" calcext:value-type="float">
            <text:p>0.864061</text:p>
          </table:table-cell>
          <table:table-cell office:value-type="float" office:value="0.871494" calcext:value-type="float">
            <text:p>0.871494</text:p>
          </table:table-cell>
          <table:table-cell office:value-type="float" office:value="0.878582" calcext:value-type="float">
            <text:p>0.8785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10b2</text:p>
          </table:table-cell>
          <table:table-cell office:value-type="string" calcext:value-type="string">
            <text:p>Flowerpool5B</text:p>
          </table:table-cell>
          <table:table-cell office:value-type="float" office:value="0.589085" calcext:value-type="float">
            <text:p>0.589085</text:p>
          </table:table-cell>
          <table:table-cell office:value-type="float" office:value="0.820604" calcext:value-type="float">
            <text:p>0.820604</text:p>
          </table:table-cell>
          <table:table-cell office:value-type="float" office:value="0.888361" calcext:value-type="float">
            <text:p>0.888361</text:p>
          </table:table-cell>
          <table:table-cell office:value-type="float" office:value="0.877272" calcext:value-type="float">
            <text:p>0.8772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10b2</text:p>
          </table:table-cell>
          <table:table-cell office:value-type="string" calcext:value-type="string">
            <text:p>Plantpool100x</text:p>
          </table:table-cell>
          <table:table-cell office:value-type="float" office:value="0.788808" calcext:value-type="float">
            <text:p>0.788808</text:p>
          </table:table-cell>
          <table:table-cell office:value-type="float" office:value="0.90078" calcext:value-type="float">
            <text:p>0.90078</text:p>
          </table:table-cell>
          <table:table-cell office:value-type="float" office:value="0.906759" calcext:value-type="float">
            <text:p>0.906759</text:p>
          </table:table-cell>
          <table:table-cell office:value-type="float" office:value="0.916777" calcext:value-type="float">
            <text:p>0.9167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10b2</text:p>
          </table:table-cell>
          <table:table-cell office:value-type="string" calcext:value-type="string">
            <text:p>Plantpool50a</text:p>
          </table:table-cell>
          <table:table-cell office:value-type="float" office:value="0.778528" calcext:value-type="float">
            <text:p>0.778528</text:p>
          </table:table-cell>
          <table:table-cell office:value-type="float" office:value="0.893291" calcext:value-type="float">
            <text:p>0.893291</text:p>
          </table:table-cell>
          <table:table-cell office:value-type="float" office:value="0.905622" calcext:value-type="float">
            <text:p>0.905622</text:p>
          </table:table-cell>
          <table:table-cell office:value-type="float" office:value="0.911889" calcext:value-type="float">
            <text:p>0.9118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5x</text:p>
          </table:table-cell>
          <table:table-cell office:value-type="string" calcext:value-type="string">
            <text:p>PlantpoolB12345</text:p>
          </table:table-cell>
          <table:table-cell office:value-type="float" office:value="0.646021" calcext:value-type="float">
            <text:p>0.646021</text:p>
          </table:table-cell>
          <table:table-cell office:value-type="float" office:value="0.765726" calcext:value-type="float">
            <text:p>0.765726</text:p>
          </table:table-cell>
          <table:table-cell office:value-type="float" office:value="0.900726" calcext:value-type="float">
            <text:p>0.900726</text:p>
          </table:table-cell>
          <table:table-cell office:value-type="float" office:value="0.926978" calcext:value-type="float">
            <text:p>0.9269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5x</text:p>
          </table:table-cell>
          <table:table-cell office:value-type="string" calcext:value-type="string">
            <text:p>Flowerpool50A</text:p>
          </table:table-cell>
          <table:table-cell office:value-type="float" office:value="0.645168" calcext:value-type="float">
            <text:p>0.645168</text:p>
          </table:table-cell>
          <table:table-cell office:value-type="float" office:value="0.873438" calcext:value-type="float">
            <text:p>0.873438</text:p>
          </table:table-cell>
          <table:table-cell office:value-type="float" office:value="0.920182" calcext:value-type="float">
            <text:p>0.920182</text:p>
          </table:table-cell>
          <table:table-cell office:value-type="float" office:value="0.91449" calcext:value-type="float">
            <text:p>0.914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5x</text:p>
          </table:table-cell>
          <table:table-cell office:value-type="string" calcext:value-type="string">
            <text:p>Flowerpool50B</text:p>
          </table:table-cell>
          <table:table-cell office:value-type="float" office:value="0.632936" calcext:value-type="float">
            <text:p>0.632936</text:p>
          </table:table-cell>
          <table:table-cell office:value-type="float" office:value="0.868863" calcext:value-type="float">
            <text:p>0.868863</text:p>
          </table:table-cell>
          <table:table-cell office:value-type="float" office:value="0.910625" calcext:value-type="float">
            <text:p>0.910625</text:p>
          </table:table-cell>
          <table:table-cell office:value-type="float" office:value="0.909083" calcext:value-type="float">
            <text:p>0.9090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5x</text:p>
          </table:table-cell>
          <table:table-cell office:value-type="string" calcext:value-type="string">
            <text:p>Flowerpool25A</text:p>
          </table:table-cell>
          <table:table-cell office:value-type="float" office:value="0.615356" calcext:value-type="float">
            <text:p>0.615356</text:p>
          </table:table-cell>
          <table:table-cell office:value-type="float" office:value="0.871737" calcext:value-type="float">
            <text:p>0.871737</text:p>
          </table:table-cell>
          <table:table-cell office:value-type="float" office:value="0.906308" calcext:value-type="float">
            <text:p>0.906308</text:p>
          </table:table-cell>
          <table:table-cell office:value-type="float" office:value="0.890695" calcext:value-type="float">
            <text:p>0.8906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5x</text:p>
          </table:table-cell>
          <table:table-cell office:value-type="string" calcext:value-type="string">
            <text:p>Flowerpool25B</text:p>
          </table:table-cell>
          <table:table-cell office:value-type="float" office:value="0.661497" calcext:value-type="float">
            <text:p>0.661497</text:p>
          </table:table-cell>
          <table:table-cell office:value-type="float" office:value="0.875863" calcext:value-type="float">
            <text:p>0.875863</text:p>
          </table:table-cell>
          <table:table-cell office:value-type="float" office:value="0.91192" calcext:value-type="float">
            <text:p>0.91192</text:p>
          </table:table-cell>
          <table:table-cell office:value-type="float" office:value="0.902049" calcext:value-type="float">
            <text:p>0.9020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5x</text:p>
          </table:table-cell>
          <table:table-cell office:value-type="string" calcext:value-type="string">
            <text:p>Flowerpool10B2</text:p>
          </table:table-cell>
          <table:table-cell office:value-type="float" office:value="0.504421" calcext:value-type="float">
            <text:p>0.504421</text:p>
          </table:table-cell>
          <table:table-cell office:value-type="float" office:value="0.778757" calcext:value-type="float">
            <text:p>0.778757</text:p>
          </table:table-cell>
          <table:table-cell office:value-type="float" office:value="0.86361" calcext:value-type="float">
            <text:p>0.86361</text:p>
          </table:table-cell>
          <table:table-cell office:value-type="float" office:value="0.856814" calcext:value-type="float">
            <text:p>0.8568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5x</text:p>
          </table:table-cell>
          <table:table-cell office:value-type="string" calcext:value-type="string">
            <text:p>Flowerpool5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lantpool5x</text:p>
          </table:table-cell>
          <table:table-cell office:value-type="string" calcext:value-type="string">
            <text:p>Plantpool100x</text:p>
          </table:table-cell>
          <table:table-cell office:value-type="float" office:value="0.665442" calcext:value-type="float">
            <text:p>0.665442</text:p>
          </table:table-cell>
          <table:table-cell office:value-type="float" office:value="0.895866" calcext:value-type="float">
            <text:p>0.895866</text:p>
          </table:table-cell>
          <table:table-cell office:value-type="float" office:value="0.912048" calcext:value-type="float">
            <text:p>0.912048</text:p>
          </table:table-cell>
          <table:table-cell office:value-type="float" office:value="0.913209" calcext:value-type="float">
            <text:p>0.9132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5x</text:p>
          </table:table-cell>
          <table:table-cell office:value-type="string" calcext:value-type="string">
            <text:p>Plantpool50a</text:p>
          </table:table-cell>
          <table:table-cell office:value-type="float" office:value="0.650528" calcext:value-type="float">
            <text:p>0.650528</text:p>
          </table:table-cell>
          <table:table-cell office:value-type="float" office:value="0.89332" calcext:value-type="float">
            <text:p>0.89332</text:p>
          </table:table-cell>
          <table:table-cell office:value-type="float" office:value="0.925408" calcext:value-type="float">
            <text:p>0.925408</text:p>
          </table:table-cell>
          <table:table-cell office:value-type="float" office:value="0.923063" calcext:value-type="float">
            <text:p>0.923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B12345</text:p>
          </table:table-cell>
          <table:table-cell office:value-type="string" calcext:value-type="string">
            <text:p>Flowerpool50A</text:p>
          </table:table-cell>
          <table:table-cell office:value-type="float" office:value="0.886179" calcext:value-type="float">
            <text:p>0.886179</text:p>
          </table:table-cell>
          <table:table-cell office:value-type="float" office:value="0.932112" calcext:value-type="float">
            <text:p>0.932112</text:p>
          </table:table-cell>
          <table:table-cell office:value-type="float" office:value="0.965323" calcext:value-type="float">
            <text:p>0.965323</text:p>
          </table:table-cell>
          <table:table-cell office:value-type="float" office:value="0.986212" calcext:value-type="float">
            <text:p>0.9862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B12345</text:p>
          </table:table-cell>
          <table:table-cell office:value-type="string" calcext:value-type="string">
            <text:p>Flowerpool50B</text:p>
          </table:table-cell>
          <table:table-cell office:value-type="float" office:value="0.88055" calcext:value-type="float">
            <text:p>0.88055</text:p>
          </table:table-cell>
          <table:table-cell office:value-type="float" office:value="0.920505" calcext:value-type="float">
            <text:p>0.920505</text:p>
          </table:table-cell>
          <table:table-cell office:value-type="float" office:value="0.963051" calcext:value-type="float">
            <text:p>0.963051</text:p>
          </table:table-cell>
          <table:table-cell office:value-type="float" office:value="0.97002" calcext:value-type="float">
            <text:p>0.97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B12345</text:p>
          </table:table-cell>
          <table:table-cell office:value-type="string" calcext:value-type="string">
            <text:p>Flowerpool25A</text:p>
          </table:table-cell>
          <table:table-cell office:value-type="float" office:value="0.864805" calcext:value-type="float">
            <text:p>0.864805</text:p>
          </table:table-cell>
          <table:table-cell office:value-type="float" office:value="0.923521" calcext:value-type="float">
            <text:p>0.923521</text:p>
          </table:table-cell>
          <table:table-cell office:value-type="float" office:value="0.963842" calcext:value-type="float">
            <text:p>0.963842</text:p>
          </table:table-cell>
          <table:table-cell office:value-type="float" office:value="0.9725" calcext:value-type="float">
            <text:p>0.97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B12345</text:p>
          </table:table-cell>
          <table:table-cell office:value-type="string" calcext:value-type="string">
            <text:p>Flowerpool25B</text:p>
          </table:table-cell>
          <table:table-cell office:value-type="float" office:value="0.851098" calcext:value-type="float">
            <text:p>0.851098</text:p>
          </table:table-cell>
          <table:table-cell office:value-type="float" office:value="0.906655" calcext:value-type="float">
            <text:p>0.906655</text:p>
          </table:table-cell>
          <table:table-cell office:value-type="float" office:value="0.955983" calcext:value-type="float">
            <text:p>0.955983</text:p>
          </table:table-cell>
          <table:table-cell office:value-type="float" office:value="0.959178" calcext:value-type="float">
            <text:p>0.9591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B12345</text:p>
          </table:table-cell>
          <table:table-cell office:value-type="string" calcext:value-type="string">
            <text:p>Flowerpool10B2</text:p>
          </table:table-cell>
          <table:table-cell office:value-type="float" office:value="0.764556" calcext:value-type="float">
            <text:p>0.764556</text:p>
          </table:table-cell>
          <table:table-cell office:value-type="float" office:value="0.809421" calcext:value-type="float">
            <text:p>0.809421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930221" calcext:value-type="float">
            <text:p>0.9302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B12345</text:p>
          </table:table-cell>
          <table:table-cell office:value-type="string" calcext:value-type="string">
            <text:p>Flowerpool5B</text:p>
          </table:table-cell>
          <table:table-cell office:value-type="float" office:value="0.631329" calcext:value-type="float">
            <text:p>0.631329</text:p>
          </table:table-cell>
          <table:table-cell office:value-type="float" office:value="0.715154" calcext:value-type="float">
            <text:p>0.715154</text:p>
          </table:table-cell>
          <table:table-cell office:value-type="float" office:value="0.7897" calcext:value-type="float">
            <text:p>0.7897</text:p>
          </table:table-cell>
          <table:table-cell office:value-type="float" office:value="0.854486" calcext:value-type="float">
            <text:p>0.8544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B12345</text:p>
          </table:table-cell>
          <table:table-cell office:value-type="string" calcext:value-type="string">
            <text:p>Plantpool100x</text:p>
          </table:table-cell>
          <table:table-cell office:value-type="float" office:value="0.877769" calcext:value-type="float">
            <text:p>0.877769</text:p>
          </table:table-cell>
          <table:table-cell office:value-type="float" office:value="0.954205" calcext:value-type="float">
            <text:p>0.954205</text:p>
          </table:table-cell>
          <table:table-cell office:value-type="float" office:value="0.972317" calcext:value-type="float">
            <text:p>0.972317</text:p>
          </table:table-cell>
          <table:table-cell office:value-type="float" office:value="0.976768" calcext:value-type="float">
            <text:p>0.9767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B12345</text:p>
          </table:table-cell>
          <table:table-cell office:value-type="string" calcext:value-type="string">
            <text:p>Plantpool50a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927413" calcext:value-type="float">
            <text:p>0.927413</text:p>
          </table:table-cell>
          <table:table-cell office:value-type="float" office:value="0.968073" calcext:value-type="float">
            <text:p>0.968073</text:p>
          </table:table-cell>
          <table:table-cell office:value-type="float" office:value="0.972384" calcext:value-type="float">
            <text:p>0.9723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50A</text:p>
          </table:table-cell>
          <table:table-cell office:value-type="string" calcext:value-type="string">
            <text:p>Flowerpool50B</text:p>
          </table:table-cell>
          <table:table-cell office:value-type="float" office:value="0.869321" calcext:value-type="float">
            <text:p>0.869321</text:p>
          </table:table-cell>
          <table:table-cell office:value-type="float" office:value="0.947921" calcext:value-type="float">
            <text:p>0.947921</text:p>
          </table:table-cell>
          <table:table-cell office:value-type="float" office:value="0.97681" calcext:value-type="float">
            <text:p>0.97681</text:p>
          </table:table-cell>
          <table:table-cell office:value-type="float" office:value="0.985556" calcext:value-type="float">
            <text:p>0.9855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50A</text:p>
          </table:table-cell>
          <table:table-cell office:value-type="string" calcext:value-type="string">
            <text:p>Flowerpool25A</text:p>
          </table:table-cell>
          <table:table-cell office:value-type="float" office:value="0.845783" calcext:value-type="float">
            <text:p>0.845783</text:p>
          </table:table-cell>
          <table:table-cell office:value-type="float" office:value="0.943568" calcext:value-type="float">
            <text:p>0.943568</text:p>
          </table:table-cell>
          <table:table-cell office:value-type="float" office:value="0.967824" calcext:value-type="float">
            <text:p>0.967824</text:p>
          </table:table-cell>
          <table:table-cell office:value-type="float" office:value="0.975951" calcext:value-type="float">
            <text:p>0.9759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50A</text:p>
          </table:table-cell>
          <table:table-cell office:value-type="string" calcext:value-type="string">
            <text:p>Flowerpool25B</text:p>
          </table:table-cell>
          <table:table-cell office:value-type="float" office:value="0.839593" calcext:value-type="float">
            <text:p>0.839593</text:p>
          </table:table-cell>
          <table:table-cell office:value-type="float" office:value="0.932287" calcext:value-type="float">
            <text:p>0.932287</text:p>
          </table:table-cell>
          <table:table-cell office:value-type="float" office:value="0.955327" calcext:value-type="float">
            <text:p>0.955327</text:p>
          </table:table-cell>
          <table:table-cell office:value-type="float" office:value="0.955228" calcext:value-type="float">
            <text:p>0.9552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50A</text:p>
          </table:table-cell>
          <table:table-cell office:value-type="string" calcext:value-type="string">
            <text:p>Flowerpool10B2</text:p>
          </table:table-cell>
          <table:table-cell office:value-type="float" office:value="0.769254" calcext:value-type="float">
            <text:p>0.769254</text:p>
          </table:table-cell>
          <table:table-cell office:value-type="float" office:value="0.902213" calcext:value-type="float">
            <text:p>0.902213</text:p>
          </table:table-cell>
          <table:table-cell office:value-type="float" office:value="0.940352" calcext:value-type="float">
            <text:p>0.940352</text:p>
          </table:table-cell>
          <table:table-cell office:value-type="float" office:value="0.946285" calcext:value-type="float">
            <text:p>0.9462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50A</text:p>
          </table:table-cell>
          <table:table-cell office:value-type="string" calcext:value-type="string">
            <text:p>Flowerpool5B</text:p>
          </table:table-cell>
          <table:table-cell office:value-type="float" office:value="0.640087" calcext:value-type="float">
            <text:p>0.640087</text:p>
          </table:table-cell>
          <table:table-cell office:value-type="float" office:value="0.859671" calcext:value-type="float">
            <text:p>0.859671</text:p>
          </table:table-cell>
          <table:table-cell office:value-type="float" office:value="0.913308" calcext:value-type="float">
            <text:p>0.913308</text:p>
          </table:table-cell>
          <table:table-cell office:value-type="float" office:value="0.91993" calcext:value-type="float">
            <text:p>0.919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50A</text:p>
          </table:table-cell>
          <table:table-cell office:value-type="string" calcext:value-type="string">
            <text:p>Plantpool100x</text:p>
          </table:table-cell>
          <table:table-cell office:value-type="float" office:value="0.855025" calcext:value-type="float">
            <text:p>0.855025</text:p>
          </table:table-cell>
          <table:table-cell office:value-type="float" office:value="0.959615" calcext:value-type="float">
            <text:p>0.959615</text:p>
          </table:table-cell>
          <table:table-cell office:value-type="float" office:value="0.979895" calcext:value-type="float">
            <text:p>0.979895</text:p>
          </table:table-cell>
          <table:table-cell office:value-type="float" office:value="0.988356" calcext:value-type="float">
            <text:p>0.9883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50A</text:p>
          </table:table-cell>
          <table:table-cell office:value-type="string" calcext:value-type="string">
            <text:p>Plantpool50a</text:p>
          </table:table-cell>
          <table:table-cell office:value-type="float" office:value="0.865948" calcext:value-type="float">
            <text:p>0.865948</text:p>
          </table:table-cell>
          <table:table-cell office:value-type="float" office:value="0.951806" calcext:value-type="float">
            <text:p>0.951806</text:p>
          </table:table-cell>
          <table:table-cell office:value-type="float" office:value="0.975874" calcext:value-type="float">
            <text:p>0.975874</text:p>
          </table:table-cell>
          <table:table-cell office:value-type="float" office:value="0.982436" calcext:value-type="float">
            <text:p>0.9824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50B</text:p>
          </table:table-cell>
          <table:table-cell office:value-type="string" calcext:value-type="string">
            <text:p>Flowerpool25A</text:p>
          </table:table-cell>
          <table:table-cell office:value-type="float" office:value="0.843629" calcext:value-type="float">
            <text:p>0.843629</text:p>
          </table:table-cell>
          <table:table-cell office:value-type="float" office:value="0.944392" calcext:value-type="float">
            <text:p>0.944392</text:p>
          </table:table-cell>
          <table:table-cell office:value-type="float" office:value="0.97474" calcext:value-type="float">
            <text:p>0.97474</text:p>
          </table:table-cell>
          <table:table-cell office:value-type="float" office:value="0.979059" calcext:value-type="float">
            <text:p>0.9790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50B</text:p>
          </table:table-cell>
          <table:table-cell office:value-type="string" calcext:value-type="string">
            <text:p>Flowerpool25B</text:p>
          </table:table-cell>
          <table:table-cell office:value-type="float" office:value="0.841232" calcext:value-type="float">
            <text:p>0.841232</text:p>
          </table:table-cell>
          <table:table-cell office:value-type="float" office:value="0.932783" calcext:value-type="float">
            <text:p>0.932783</text:p>
          </table:table-cell>
          <table:table-cell office:value-type="float" office:value="0.961522" calcext:value-type="float">
            <text:p>0.961522</text:p>
          </table:table-cell>
          <table:table-cell office:value-type="float" office:value="0.960629" calcext:value-type="float">
            <text:p>0.9606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50B</text:p>
          </table:table-cell>
          <table:table-cell office:value-type="string" calcext:value-type="string">
            <text:p>Flowerpool10B2</text:p>
          </table:table-cell>
          <table:table-cell office:value-type="float" office:value="0.76043" calcext:value-type="float">
            <text:p>0.76043</text:p>
          </table:table-cell>
          <table:table-cell office:value-type="float" office:value="0.884068" calcext:value-type="float">
            <text:p>0.884068</text:p>
          </table:table-cell>
          <table:table-cell office:value-type="float" office:value="0.941894" calcext:value-type="float">
            <text:p>0.941894</text:p>
          </table:table-cell>
          <table:table-cell office:value-type="float" office:value="0.95167" calcext:value-type="float">
            <text:p>0.951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50B</text:p>
          </table:table-cell>
          <table:table-cell office:value-type="string" calcext:value-type="string">
            <text:p>Flowerpool5B</text:p>
          </table:table-cell>
          <table:table-cell office:value-type="float" office:value="0.627255" calcext:value-type="float">
            <text:p>0.627255</text:p>
          </table:table-cell>
          <table:table-cell office:value-type="float" office:value="0.84842" calcext:value-type="float">
            <text:p>0.84842</text:p>
          </table:table-cell>
          <table:table-cell office:value-type="float" office:value="0.91179" calcext:value-type="float">
            <text:p>0.91179</text:p>
          </table:table-cell>
          <table:table-cell office:value-type="float" office:value="0.91083" calcext:value-type="float">
            <text:p>0.910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50B</text:p>
          </table:table-cell>
          <table:table-cell office:value-type="string" calcext:value-type="string">
            <text:p>Plantpool100x</text:p>
          </table:table-cell>
          <table:table-cell office:value-type="float" office:value="0.853567" calcext:value-type="float">
            <text:p>0.853567</text:p>
          </table:table-cell>
          <table:table-cell office:value-type="float" office:value="0.958459" calcext:value-type="float">
            <text:p>0.958459</text:p>
          </table:table-cell>
          <table:table-cell office:value-type="float" office:value="0.980275" calcext:value-type="float">
            <text:p>0.980275</text:p>
          </table:table-cell>
          <table:table-cell office:value-type="float" office:value="0.984754" calcext:value-type="float">
            <text:p>0.9847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50B</text:p>
          </table:table-cell>
          <table:table-cell office:value-type="string" calcext:value-type="string">
            <text:p>Plantpool50a</text:p>
          </table:table-cell>
          <table:table-cell office:value-type="float" office:value="0.864266" calcext:value-type="float">
            <text:p>0.864266</text:p>
          </table:table-cell>
          <table:table-cell office:value-type="float" office:value="0.94861" calcext:value-type="float">
            <text:p>0.94861</text:p>
          </table:table-cell>
          <table:table-cell office:value-type="float" office:value="0.972565" calcext:value-type="float">
            <text:p>0.972565</text:p>
          </table:table-cell>
          <table:table-cell office:value-type="float" office:value="0.97717" calcext:value-type="float">
            <text:p>0.977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25A</text:p>
          </table:table-cell>
          <table:table-cell office:value-type="string" calcext:value-type="string">
            <text:p>Flowerpool25B</text:p>
          </table:table-cell>
          <table:table-cell office:value-type="float" office:value="0.784396" calcext:value-type="float">
            <text:p>0.784396</text:p>
          </table:table-cell>
          <table:table-cell office:value-type="float" office:value="0.920562" calcext:value-type="float">
            <text:p>0.920562</text:p>
          </table:table-cell>
          <table:table-cell office:value-type="float" office:value="0.939039" calcext:value-type="float">
            <text:p>0.939039</text:p>
          </table:table-cell>
          <table:table-cell office:value-type="float" office:value="0.936335" calcext:value-type="float">
            <text:p>0.9363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25A</text:p>
          </table:table-cell>
          <table:table-cell office:value-type="string" calcext:value-type="string">
            <text:p>Flowerpool10B2</text:p>
          </table:table-cell>
          <table:table-cell office:value-type="float" office:value="0.712632" calcext:value-type="float">
            <text:p>0.712632</text:p>
          </table:table-cell>
          <table:table-cell office:value-type="float" office:value="0.902379" calcext:value-type="float">
            <text:p>0.902379</text:p>
          </table:table-cell>
          <table:table-cell office:value-type="float" office:value="0.928873" calcext:value-type="float">
            <text:p>0.928873</text:p>
          </table:table-cell>
          <table:table-cell office:value-type="float" office:value="0.929949" calcext:value-type="float">
            <text:p>0.9299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25A</text:p>
          </table:table-cell>
          <table:table-cell office:value-type="string" calcext:value-type="string">
            <text:p>Flowerpool5B</text:p>
          </table:table-cell>
          <table:table-cell office:value-type="float" office:value="0.598642" calcext:value-type="float">
            <text:p>0.598642</text:p>
          </table:table-cell>
          <table:table-cell office:value-type="float" office:value="0.865406" calcext:value-type="float">
            <text:p>0.865406</text:p>
          </table:table-cell>
          <table:table-cell office:value-type="float" office:value="0.905685" calcext:value-type="float">
            <text:p>0.905685</text:p>
          </table:table-cell>
          <table:table-cell office:value-type="float" office:value="0.905866" calcext:value-type="float">
            <text:p>0.9058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25A</text:p>
          </table:table-cell>
          <table:table-cell office:value-type="string" calcext:value-type="string">
            <text:p>Plantpool100x</text:p>
          </table:table-cell>
          <table:table-cell office:value-type="float" office:value="0.82828" calcext:value-type="float">
            <text:p>0.82828</text:p>
          </table:table-cell>
          <table:table-cell office:value-type="float" office:value="0.948559" calcext:value-type="float">
            <text:p>0.948559</text:p>
          </table:table-cell>
          <table:table-cell office:value-type="float" office:value="0.967439" calcext:value-type="float">
            <text:p>0.967439</text:p>
          </table:table-cell>
          <table:table-cell office:value-type="float" office:value="0.974622" calcext:value-type="float">
            <text:p>0.9746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25A</text:p>
          </table:table-cell>
          <table:table-cell office:value-type="string" calcext:value-type="string">
            <text:p>Plantpool50a</text:p>
          </table:table-cell>
          <table:table-cell office:value-type="float" office:value="0.838426" calcext:value-type="float">
            <text:p>0.838426</text:p>
          </table:table-cell>
          <table:table-cell office:value-type="float" office:value="0.945102" calcext:value-type="float">
            <text:p>0.945102</text:p>
          </table:table-cell>
          <table:table-cell office:value-type="float" office:value="0.960851" calcext:value-type="float">
            <text:p>0.960851</text:p>
          </table:table-cell>
          <table:table-cell office:value-type="float" office:value="0.968274" calcext:value-type="float">
            <text:p>0.9682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25B</text:p>
          </table:table-cell>
          <table:table-cell office:value-type="string" calcext:value-type="string">
            <text:p>Flowerpool10B2</text:p>
          </table:table-cell>
          <table:table-cell office:value-type="float" office:value="0.786665" calcext:value-type="float">
            <text:p>0.786665</text:p>
          </table:table-cell>
          <table:table-cell office:value-type="float" office:value="0.910417" calcext:value-type="float">
            <text:p>0.910417</text:p>
          </table:table-cell>
          <table:table-cell office:value-type="float" office:value="0.945899" calcext:value-type="float">
            <text:p>0.945899</text:p>
          </table:table-cell>
          <table:table-cell office:value-type="float" office:value="0.942817" calcext:value-type="float">
            <text:p>0.9428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25B</text:p>
          </table:table-cell>
          <table:table-cell office:value-type="string" calcext:value-type="string">
            <text:p>Flowerpool5B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858083" calcext:value-type="float">
            <text:p>0.858083</text:p>
          </table:table-cell>
          <table:table-cell office:value-type="float" office:value="0.907075" calcext:value-type="float">
            <text:p>0.907075</text:p>
          </table:table-cell>
          <table:table-cell office:value-type="float" office:value="0.924918" calcext:value-type="float">
            <text:p>0.9249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25B</text:p>
          </table:table-cell>
          <table:table-cell office:value-type="string" calcext:value-type="string">
            <text:p>Plantpool100x</text:p>
          </table:table-cell>
          <table:table-cell office:value-type="float" office:value="0.82656" calcext:value-type="float">
            <text:p>0.82656</text:p>
          </table:table-cell>
          <table:table-cell office:value-type="float" office:value="0.945922" calcext:value-type="float">
            <text:p>0.945922</text:p>
          </table:table-cell>
          <table:table-cell office:value-type="float" office:value="0.962332" calcext:value-type="float">
            <text:p>0.962332</text:p>
          </table:table-cell>
          <table:table-cell office:value-type="float" office:value="0.965244" calcext:value-type="float">
            <text:p>0.9652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25B</text:p>
          </table:table-cell>
          <table:table-cell office:value-type="string" calcext:value-type="string">
            <text:p>Plantpool50a</text:p>
          </table:table-cell>
          <table:table-cell office:value-type="float" office:value="0.836913" calcext:value-type="float">
            <text:p>0.836913</text:p>
          </table:table-cell>
          <table:table-cell office:value-type="float" office:value="0.942553" calcext:value-type="float">
            <text:p>0.942553</text:p>
          </table:table-cell>
          <table:table-cell office:value-type="float" office:value="0.9637" calcext:value-type="float">
            <text:p>0.9637</text:p>
          </table:table-cell>
          <table:table-cell office:value-type="float" office:value="0.962982" calcext:value-type="float">
            <text:p>0.9629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10B2</text:p>
          </table:table-cell>
          <table:table-cell office:value-type="string" calcext:value-type="string">
            <text:p>Flowerpool5B</text:p>
          </table:table-cell>
          <table:table-cell office:value-type="float" office:value="0.498051" calcext:value-type="float">
            <text:p>0.498051</text:p>
          </table:table-cell>
          <table:table-cell office:value-type="float" office:value="0.70007" calcext:value-type="float">
            <text:p>0.70007</text:p>
          </table:table-cell>
          <table:table-cell office:value-type="float" office:value="0.845884" calcext:value-type="float">
            <text:p>0.845884</text:p>
          </table:table-cell>
          <table:table-cell office:value-type="float" office:value="0.894688" calcext:value-type="float">
            <text:p>0.8946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10B2</text:p>
          </table:table-cell>
          <table:table-cell office:value-type="string" calcext:value-type="string">
            <text:p>Plantpool100x</text:p>
          </table:table-cell>
          <table:table-cell office:value-type="float" office:value="0.76727" calcext:value-type="float">
            <text:p>0.76727</text:p>
          </table:table-cell>
          <table:table-cell office:value-type="float" office:value="0.926224" calcext:value-type="float">
            <text:p>0.926224</text:p>
          </table:table-cell>
          <table:table-cell office:value-type="float" office:value="0.946944" calcext:value-type="float">
            <text:p>0.946944</text:p>
          </table:table-cell>
          <table:table-cell office:value-type="float" office:value="0.946092" calcext:value-type="float">
            <text:p>0.9460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10B2</text:p>
          </table:table-cell>
          <table:table-cell office:value-type="string" calcext:value-type="string">
            <text:p>Plantpool50a</text:p>
          </table:table-cell>
          <table:table-cell office:value-type="float" office:value="0.766437" calcext:value-type="float">
            <text:p>0.766437</text:p>
          </table:table-cell>
          <table:table-cell office:value-type="float" office:value="0.912587" calcext:value-type="float">
            <text:p>0.912587</text:p>
          </table:table-cell>
          <table:table-cell office:value-type="float" office:value="0.944062" calcext:value-type="float">
            <text:p>0.944062</text:p>
          </table:table-cell>
          <table:table-cell office:value-type="float" office:value="0.941158" calcext:value-type="float">
            <text:p>0.9411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5B</text:p>
          </table:table-cell>
          <table:table-cell office:value-type="string" calcext:value-type="string">
            <text:p>Plantpool100x</text:p>
          </table:table-cell>
          <table:table-cell office:value-type="float" office:value="0.655498" calcext:value-type="float">
            <text:p>0.655498</text:p>
          </table:table-cell>
          <table:table-cell office:value-type="float" office:value="0.902009" calcext:value-type="float">
            <text:p>0.902009</text:p>
          </table:table-cell>
          <table:table-cell office:value-type="float" office:value="0.912176" calcext:value-type="float">
            <text:p>0.912176</text:p>
          </table:table-cell>
          <table:table-cell office:value-type="float" office:value="0.915923" calcext:value-type="float">
            <text:p>0.9159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pool5B</text:p>
          </table:table-cell>
          <table:table-cell office:value-type="string" calcext:value-type="string">
            <text:p>Plantpool50a</text:p>
          </table:table-cell>
          <table:table-cell office:value-type="float" office:value="0.63522" calcext:value-type="float">
            <text:p>0.63522</text:p>
          </table:table-cell>
          <table:table-cell office:value-type="float" office:value="0.860257" calcext:value-type="float">
            <text:p>0.860257</text:p>
          </table:table-cell>
          <table:table-cell office:value-type="float" office:value="0.915246" calcext:value-type="float">
            <text:p>0.915246</text:p>
          </table:table-cell>
          <table:table-cell office:value-type="float" office:value="0.938609" calcext:value-type="float">
            <text:p>0.9386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pool100x</text:p>
          </table:table-cell>
          <table:table-cell office:value-type="string" calcext:value-type="string">
            <text:p>Plantpool50a</text:p>
          </table:table-cell>
          <table:table-cell office:value-type="float" office:value="0.853869" calcext:value-type="float">
            <text:p>0.853869</text:p>
          </table:table-cell>
          <table:table-cell office:value-type="float" office:value="0.963004" calcext:value-type="float">
            <text:p>0.963004</text:p>
          </table:table-cell>
          <table:table-cell office:value-type="float" office:value="0.979239" calcext:value-type="float">
            <text:p>0.979239</text:p>
          </table:table-cell>
          <table:table-cell office:value-type="float" office:value="0.989336" calcext:value-type="float">
            <text:p>0.98933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14T23:47:01.402476846</dc:date>
    <meta:editing-duration>PT19M23S</meta:editing-duration>
    <meta:editing-cycles>5</meta:editing-cycles>
    <meta:generator>LibreOffice/6.4.7.2$Linux_X86_64 LibreOffice_project/40$Build-2</meta:generator>
    <meta:document-statistic meta:table-count="1" meta:cell-count="85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ouble_20_Dot" svg:stroke-width="0.08cm" svg:stroke-color="#81d41a" draw:fill-color="#81d41a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uble_20_Dot" svg:stroke-width="0.08cm" svg:stroke-color="#5983b0" draw:fill-color="#5983b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ouble_20_Dot" svg:stroke-width="0.08cm" svg:stroke-color="#ff4000" draw:fill-color="#ff4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ong_20_Dot" svg:stroke-width="0.08cm" svg:stroke-color="#81d41a" draw:fill-color="#81d41a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Long_20_Dot" svg:stroke-width="0.08cm" svg:stroke-color="#5983b0" draw:fill-color="#5983b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Long_20_Dot" svg:stroke-width="0.08cm" svg:stroke-color="#ff4000" draw:fill-color="#ff40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Dot" svg:stroke-width="0.08cm" svg:stroke-color="#81d41a" draw:fill-color="#81d41a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Dot" svg:stroke-width="0.08cm" svg:stroke-color="#5983b0" draw:fill-color="#5983b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Dot" svg:stroke-width="0.08cm" svg:stroke-color="#ff4000" draw:fill-color="#ff40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81d41a" draw:fill-color="#81d41a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1.266cm" svg:height="11.962cm" xlink:href=".." xlink:type="simple" chart:class="chart:line" chart:style-name="ch1">
        <chart:legend chart:legend-position="end" svg:x="16.238cm" svg:y="2.943cm" style:legend-expansion="high" chart:style-name="ch2"/>
        <chart:plot-area chart:style-name="ch3" table:cell-range-address="freq_correlation_cov.H2:freq_correlation_cov.T6" chart:data-source-has-labels="both" svg:x="1.436cm" svg:y="0.239cm" svg:width="14.377cm" svg:height="10.503cm">
          <chartooo:coordinate-region svg:x="2.163cm" svg:y="0.438cm" svg:width="13.37cm" svg:height="9.657cm"/>
          <chart:axis chart:dimension="x" chart:name="primary-x" chart:style-name="ch4" chartooo:axis-type="auto">
            <chartooo:date-scale/>
            <chart:title svg:x="7.852cm" svg:y="10.981cm" chart:style-name="ch5">
              <text:p>Coverage</text:p>
            </chart:title>
            <chart:categories table:cell-range-address="freq_correlation_cov.H3:freq_correlation_cov.H6"/>
          </chart:axis>
          <chart:axis chart:dimension="y" chart:name="primary-y" chart:style-name="ch6">
            <chart:title svg:x="0.451cm" svg:y="7.161cm" chart:style-name="ch7">
              <text:p>Frequency Correlation</text:p>
            </chart:title>
            <chart:grid chart:style-name="ch8" chart:class="major"/>
          </chart:axis>
          <chart:series chart:style-name="ch9" chart:values-cell-range-address="freq_correlation_cov.I3:freq_correlation_cov.I6" chart:label-cell-address="freq_correlation_cov.I2:freq_correlation_cov.I2" chart:class="chart:line">
            <chart:data-point chart:repeated="4"/>
          </chart:series>
          <chart:series chart:style-name="ch10" chart:values-cell-range-address="freq_correlation_cov.J3:freq_correlation_cov.J6" chart:label-cell-address="freq_correlation_cov.J2:freq_correlation_cov.J2" chart:class="chart:line">
            <chart:data-point chart:repeated="4"/>
          </chart:series>
          <chart:series chart:style-name="ch11" chart:values-cell-range-address="freq_correlation_cov.K3:freq_correlation_cov.K6" chart:label-cell-address="freq_correlation_cov.K2:freq_correlation_cov.K2" chart:class="chart:line">
            <chart:data-point chart:repeated="4"/>
          </chart:series>
          <chart:series chart:style-name="ch12" chart:values-cell-range-address="freq_correlation_cov.L3:freq_correlation_cov.L6" chart:label-cell-address="freq_correlation_cov.L2:freq_correlation_cov.L2" chart:class="chart:line">
            <chart:data-point chart:repeated="4"/>
          </chart:series>
          <chart:series chart:style-name="ch13" chart:values-cell-range-address="freq_correlation_cov.M3:freq_correlation_cov.M6" chart:label-cell-address="freq_correlation_cov.M2:freq_correlation_cov.M2" chart:class="chart:line">
            <chart:data-point chart:repeated="4"/>
          </chart:series>
          <chart:series chart:style-name="ch14" chart:values-cell-range-address="freq_correlation_cov.N3:freq_correlation_cov.N6" chart:label-cell-address="freq_correlation_cov.N2:freq_correlation_cov.N2" chart:class="chart:line">
            <chart:data-point chart:repeated="4"/>
          </chart:series>
          <chart:series chart:style-name="ch15" chart:values-cell-range-address="freq_correlation_cov.O3:freq_correlation_cov.O6" chart:label-cell-address="freq_correlation_cov.O2:freq_correlation_cov.O2" chart:class="chart:line">
            <chart:data-point chart:repeated="4"/>
          </chart:series>
          <chart:series chart:style-name="ch16" chart:values-cell-range-address="freq_correlation_cov.P3:freq_correlation_cov.P6" chart:label-cell-address="freq_correlation_cov.P2:freq_correlation_cov.P2" chart:class="chart:line">
            <chart:data-point chart:repeated="4"/>
          </chart:series>
          <chart:series chart:style-name="ch17" chart:values-cell-range-address="freq_correlation_cov.Q3:freq_correlation_cov.Q6" chart:label-cell-address="freq_correlation_cov.Q2:freq_correlation_cov.Q2" chart:class="chart:line">
            <chart:data-point chart:repeated="4"/>
          </chart:series>
          <chart:series chart:style-name="ch18" chart:values-cell-range-address="freq_correlation_cov.R3:freq_correlation_cov.R6" chart:label-cell-address="freq_correlation_cov.R2:freq_correlation_cov.R2" chart:class="chart:line">
            <chart:data-point chart:repeated="4"/>
          </chart:series>
          <chart:series chart:style-name="ch19" chart:values-cell-range-address="freq_correlation_cov.S3:freq_correlation_cov.S6" chart:label-cell-address="freq_correlation_cov.S2:freq_correlation_cov.S2" chart:class="chart:line">
            <chart:data-point chart:repeated="4"/>
          </chart:series>
          <chart:series chart:style-name="ch20" chart:values-cell-range-address="freq_correlation_cov.T3:freq_correlation_cov.T6" chart:label-cell-address="freq_correlation_cov.T2:freq_correlation_cov.T2" chart:class="chart:line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owers vs Seeds</text:p>
                <draw:g>
                  <svg:desc>freq_correlation_cov.I2:freq_correlation_cov.I2</svg:desc>
                </draw:g>
              </table:table-cell>
              <table:table-cell office:value-type="string">
                <text:p>Leaves vs Seeds</text:p>
                <draw:g>
                  <svg:desc>freq_correlation_cov.J2:freq_correlation_cov.J2</svg:desc>
                </draw:g>
              </table:table-cell>
              <table:table-cell office:value-type="string">
                <text:p>Flowers vs Leaves</text:p>
                <draw:g>
                  <svg:desc>freq_correlation_cov.K2:freq_correlation_cov.K2</svg:desc>
                </draw:g>
              </table:table-cell>
              <table:table-cell office:value-type="string">
                <text:p>Flowers vs Seeds</text:p>
                <draw:g>
                  <svg:desc>freq_correlation_cov.L2:freq_correlation_cov.L2</svg:desc>
                </draw:g>
              </table:table-cell>
              <table:table-cell office:value-type="string">
                <text:p>Leaves vs Seeds</text:p>
                <draw:g>
                  <svg:desc>freq_correlation_cov.M2:freq_correlation_cov.M2</svg:desc>
                </draw:g>
              </table:table-cell>
              <table:table-cell office:value-type="string">
                <text:p>Flowers vs Leaves</text:p>
                <draw:g>
                  <svg:desc>freq_correlation_cov.N2:freq_correlation_cov.N2</svg:desc>
                </draw:g>
              </table:table-cell>
              <table:table-cell office:value-type="string">
                <text:p>Flowers vs Seeds</text:p>
                <draw:g>
                  <svg:desc>freq_correlation_cov.O2:freq_correlation_cov.O2</svg:desc>
                </draw:g>
              </table:table-cell>
              <table:table-cell office:value-type="string">
                <text:p>Leaves vs Seeds</text:p>
                <draw:g>
                  <svg:desc>freq_correlation_cov.P2:freq_correlation_cov.P2</svg:desc>
                </draw:g>
              </table:table-cell>
              <table:table-cell office:value-type="string">
                <text:p>Flowers vs Leaves</text:p>
                <draw:g>
                  <svg:desc>freq_correlation_cov.Q2:freq_correlation_cov.Q2</svg:desc>
                </draw:g>
              </table:table-cell>
              <table:table-cell office:value-type="string">
                <text:p>Flowers vs Seeds</text:p>
                <draw:g>
                  <svg:desc>freq_correlation_cov.R2:freq_correlation_cov.R2</svg:desc>
                </draw:g>
              </table:table-cell>
              <table:table-cell office:value-type="string">
                <text:p>Leaves vs Seeds</text:p>
                <draw:g>
                  <svg:desc>freq_correlation_cov.S2:freq_correlation_cov.S2</svg:desc>
                </draw:g>
              </table:table-cell>
              <table:table-cell office:value-type="string">
                <text:p>Flowers vs Leaves</text:p>
                <draw:g>
                  <svg:desc>freq_correlation_cov.T2:freq_correlation_cov.T2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freq_correlation_cov.H3:freq_correlation_cov.H6</svg:desc>
                </draw:g>
              </table:table-cell>
              <table:table-cell office:value-type="float" office:value="0.669609">
                <text:p>0.669609</text:p>
                <draw:g>
                  <svg:desc>freq_correlation_cov.I3:freq_correlation_cov.I6</svg:desc>
                </draw:g>
              </table:table-cell>
              <table:table-cell office:value-type="float" office:value="0.683822">
                <text:p>0.683822</text:p>
                <draw:g>
                  <svg:desc>freq_correlation_cov.J3:freq_correlation_cov.J6</svg:desc>
                </draw:g>
              </table:table-cell>
              <table:table-cell office:value-type="float" office:value="0.825516">
                <text:p>0.825516</text:p>
                <draw:g>
                  <svg:desc>freq_correlation_cov.K3:freq_correlation_cov.K6</svg:desc>
                </draw:g>
              </table:table-cell>
              <table:table-cell office:value-type="float" office:value="0.785351">
                <text:p>0.785351</text:p>
                <draw:g>
                  <svg:desc>freq_correlation_cov.L3:freq_correlation_cov.L6</svg:desc>
                </draw:g>
              </table:table-cell>
              <table:table-cell office:value-type="float" office:value="0.807043">
                <text:p>0.807043</text:p>
                <draw:g>
                  <svg:desc>freq_correlation_cov.M3:freq_correlation_cov.M6</svg:desc>
                </draw:g>
              </table:table-cell>
              <table:table-cell office:value-type="float" office:value="0.817903">
                <text:p>0.817903</text:p>
                <draw:g>
                  <svg:desc>freq_correlation_cov.N3:freq_correlation_cov.N6</svg:desc>
                </draw:g>
              </table:table-cell>
              <table:table-cell office:value-type="float" office:value="0.883261">
                <text:p>0.883261</text:p>
                <draw:g>
                  <svg:desc>freq_correlation_cov.O3:freq_correlation_cov.O6</svg:desc>
                </draw:g>
              </table:table-cell>
              <table:table-cell office:value-type="float" office:value="0.881249">
                <text:p>0.881249</text:p>
                <draw:g>
                  <svg:desc>freq_correlation_cov.P3:freq_correlation_cov.P6</svg:desc>
                </draw:g>
              </table:table-cell>
              <table:table-cell office:value-type="float" office:value="0.84452">
                <text:p>0.84452</text:p>
                <draw:g>
                  <svg:desc>freq_correlation_cov.Q3:freq_correlation_cov.Q6</svg:desc>
                </draw:g>
              </table:table-cell>
              <table:table-cell office:value-type="float" office:value="0.902106">
                <text:p>0.902106</text:p>
                <draw:g>
                  <svg:desc>freq_correlation_cov.R3:freq_correlation_cov.R6</svg:desc>
                </draw:g>
              </table:table-cell>
              <table:table-cell office:value-type="float" office:value="0.905467">
                <text:p>0.905467</text:p>
                <draw:g>
                  <svg:desc>freq_correlation_cov.S3:freq_correlation_cov.S6</svg:desc>
                </draw:g>
              </table:table-cell>
              <table:table-cell office:value-type="float" office:value="0.864169">
                <text:p>0.864169</text:p>
                <draw:g>
                  <svg:desc>freq_correlation_cov.T3:freq_correlation_cov.T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51378">
                <text:p>0.751378</text:p>
              </table:table-cell>
              <table:table-cell office:value-type="float" office:value="0.783985">
                <text:p>0.783985</text:p>
              </table:table-cell>
              <table:table-cell office:value-type="float" office:value="0.91264">
                <text:p>0.91264</text:p>
              </table:table-cell>
              <table:table-cell office:value-type="float" office:value="0.829051">
                <text:p>0.829051</text:p>
              </table:table-cell>
              <table:table-cell office:value-type="float" office:value="0.859392">
                <text:p>0.859392</text:p>
              </table:table-cell>
              <table:table-cell office:value-type="float" office:value="0.935798">
                <text:p>0.935798</text:p>
              </table:table-cell>
              <table:table-cell office:value-type="float" office:value="0.93772">
                <text:p>0.93772</text:p>
              </table:table-cell>
              <table:table-cell office:value-type="float" office:value="0.912493">
                <text:p>0.912493</text:p>
              </table:table-cell>
              <table:table-cell office:value-type="float" office:value="0.954184">
                <text:p>0.954184</text:p>
              </table:table-cell>
              <table:table-cell office:value-type="float" office:value="0.925879">
                <text:p>0.925879</text:p>
              </table:table-cell>
              <table:table-cell office:value-type="float" office:value="0.934362">
                <text:p>0.934362</text:p>
              </table:table-cell>
              <table:table-cell office:value-type="float" office:value="0.95013">
                <text:p>0.9501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814311">
                <text:p>0.814311</text:p>
              </table:table-cell>
              <table:table-cell office:value-type="float" office:value="0.88909">
                <text:p>0.88909</text:p>
              </table:table-cell>
              <table:table-cell office:value-type="float" office:value="0.960298">
                <text:p>0.960298</text:p>
              </table:table-cell>
              <table:table-cell office:value-type="float" office:value="0.892947">
                <text:p>0.892947</text:p>
              </table:table-cell>
              <table:table-cell office:value-type="float" office:value="0.883239">
                <text:p>0.883239</text:p>
              </table:table-cell>
              <table:table-cell office:value-type="float" office:value="0.972825">
                <text:p>0.972825</text:p>
              </table:table-cell>
              <table:table-cell office:value-type="float" office:value="0.950559">
                <text:p>0.950559</text:p>
              </table:table-cell>
              <table:table-cell office:value-type="float" office:value="0.942631">
                <text:p>0.942631</text:p>
              </table:table-cell>
              <table:table-cell office:value-type="float" office:value="0.966876">
                <text:p>0.966876</text:p>
              </table:table-cell>
              <table:table-cell office:value-type="float" office:value="0.955668">
                <text:p>0.955668</text:p>
              </table:table-cell>
              <table:table-cell office:value-type="float" office:value="0.947215">
                <text:p>0.947215</text:p>
              </table:table-cell>
              <table:table-cell office:value-type="float" office:value="0.97416">
                <text:p>0.974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60484">
                <text:p>0.860484</text:p>
              </table:table-cell>
              <table:table-cell office:value-type="float" office:value="0.903939">
                <text:p>0.903939</text:p>
              </table:table-cell>
              <table:table-cell office:value-type="float" office:value="0.967114">
                <text:p>0.967114</text:p>
              </table:table-cell>
              <table:table-cell office:value-type="float" office:value="0.930948">
                <text:p>0.930948</text:p>
              </table:table-cell>
              <table:table-cell office:value-type="float" office:value="0.892679">
                <text:p>0.892679</text:p>
              </table:table-cell>
              <table:table-cell office:value-type="float" office:value="0.976535">
                <text:p>0.976535</text:p>
              </table:table-cell>
              <table:table-cell office:value-type="float" office:value="0.948282">
                <text:p>0.948282</text:p>
              </table:table-cell>
              <table:table-cell office:value-type="float" office:value="0.935634">
                <text:p>0.935634</text:p>
              </table:table-cell>
              <table:table-cell office:value-type="float" office:value="0.973482">
                <text:p>0.973482</text:p>
              </table:table-cell>
              <table:table-cell office:value-type="float" office:value="0.962397">
                <text:p>0.962397</text:p>
              </table:table-cell>
              <table:table-cell office:value-type="float" office:value="0.941841">
                <text:p>0.941841</text:p>
              </table:table-cell>
              <table:table-cell office:value-type="float" office:value="0.983856">
                <text:p>0.9838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</office:styles>
</office:document-styles>
</file>